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79mm"/>
    </style:style>
    <style:style style:name="co5" style:family="table-column">
      <style:table-column-properties fo:break-before="auto" style:column-width="34.31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3" table:number-columns-repeated="8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 table:number-columns-spanned="11" table:number-rows-spanned="1">
            <text:p>D = 32, M = 1000</text:p>
          </table:table-cell>
          <table:covered-table-cell table:style-name="ce9"/>
          <table:covered-table-cell table:number-columns-repeated="9" table:style-name="ce11"/>
          <table:table-cell table:number-columns-repeated="5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4" office:value-type="string" calcext:value-type="string" table:number-columns-spanned="3" table:number-rows-spanned="1">
            <text:p>N = 200</text:p>
          </table:table-cell>
          <table:covered-table-cell table:number-columns-repeated="2" table:style-name="ce10"/>
          <table:table-cell table:style-name="ce4" office:value-type="string" calcext:value-type="string" table:number-columns-spanned="3" table:number-rows-spanned="1">
            <text:p>N = 800</text:p>
          </table:table-cell>
          <table:covered-table-cell table:number-columns-repeated="2" table:style-name="ce10"/>
          <table:table-cell table:style-name="ce4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0"/>
          <table:table-cell table:number-columns-repeated="5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number-columns-repeated="2" table:style-name="ce6" office:value-type="string" calcext:value-type="string">
            <text:p>Total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 table:number-columns-spanned="1" table:number-rows-spanned="12">
            <text:p>Serial</text:p>
          </table:table-cell>
          <table:table-cell office:value-type="string" calcext:value-type="string" table:number-columns-spanned="1" table:number-rows-spanned="2">
            <text:p>Euclid Quicksort</text:p>
          </table:table-cell>
          <table:table-cell table:style-name="ce5" office:value-type="float" office:value="0.02133" calcext:value-type="float">
            <text:p>0.02133</text:p>
          </table:table-cell>
          <table:table-cell office:value-type="float" office:value="0.023122" calcext:value-type="float">
            <text:p>0.023122</text:p>
          </table:table-cell>
          <table:table-cell table:formula="of:=[.C4]+[.D4]" office:value-type="float" office:value="0.044452" calcext:value-type="float">
            <text:p>0.044452</text:p>
          </table:table-cell>
          <table:table-cell office:value-type="float" office:value="0.074729" calcext:value-type="float">
            <text:p>0.074729</text:p>
          </table:table-cell>
          <table:table-cell office:value-type="float" office:value="0.084901" calcext:value-type="float">
            <text:p>0.084901</text:p>
          </table:table-cell>
          <table:table-cell table:formula="of:=[.F4]+[.G4]" office:value-type="float" office:value="0.15963" calcext:value-type="float">
            <text:p>0.15963</text:p>
          </table:table-cell>
          <table:table-cell office:value-type="float" office:value="0.148413" calcext:value-type="float">
            <text:p>0.148413</text:p>
          </table:table-cell>
          <table:table-cell office:value-type="float" office:value="0.167418" calcext:value-type="float">
            <text:p>0.167418</text:p>
          </table:table-cell>
          <table:table-cell table:formula="of:=[.I4]+[.J4]" office:value-type="float" office:value="0.315831" calcext:value-type="float">
            <text:p>0.315831</text:p>
          </table:table-cell>
          <table:table-cell table:formula="of:=SUM([.K4];[.H4];[.E4];;[.E10];[.H10];[.K10])" office:value-type="float" office:value="1.428808" calcext:value-type="float">
            <text:p>1.428808</text:p>
          </table:table-cell>
          <table:table-cell table:number-columns-repeated="4"/>
        </table:table-row>
        <table:table-row table:style-name="ro2">
          <table:covered-table-cell table:style-name="ce4"/>
          <table:covered-table-cell table:style-name="ce10"/>
          <table:table-cell table:formula="of:=[.C4]/[.E4]" office:value-type="percentage" office:value="0.479843426617475" calcext:value-type="percentage">
            <text:p>47.98%</text:p>
          </table:table-cell>
          <table:table-cell table:style-name="ce7" table:formula="of:=[.D4]/[.E4]" office:value-type="percentage" office:value="0.520156573382525" calcext:value-type="percentage">
            <text:p>52.02%</text:p>
          </table:table-cell>
          <table:table-cell table:style-name="ce7" table:formula="of:=[.C5]+[.D5]" office:value-type="percentage" office:value="1" calcext:value-type="percentage">
            <text:p>100.00%</text:p>
          </table:table-cell>
          <table:table-cell table:style-name="ce7" table:formula="of:=[.F4]/[.H4]" office:value-type="percentage" office:value="0.468138821023617" calcext:value-type="percentage">
            <text:p>46.81%</text:p>
          </table:table-cell>
          <table:table-cell table:style-name="ce7" table:formula="of:=[.G4]/[.H4]" office:value-type="percentage" office:value="0.531861178976383" calcext:value-type="percentage">
            <text:p>53.19%</text:p>
          </table:table-cell>
          <table:table-cell table:style-name="ce7" table:formula="of:=[.F5]+[.G5]" office:value-type="percentage" office:value="1" calcext:value-type="percentage">
            <text:p>100.00%</text:p>
          </table:table-cell>
          <table:table-cell table:style-name="ce7" table:formula="of:=[.I4]/[.K4]" office:value-type="percentage" office:value="0.469912706479098" calcext:value-type="percentage">
            <text:p>46.99%</text:p>
          </table:table-cell>
          <table:table-cell table:style-name="ce7" table:formula="of:=[.J4]/[.K4]" office:value-type="percentage" office:value="0.530087293520902" calcext:value-type="percentage">
            <text:p>53.01%</text:p>
          </table:table-cell>
          <table:table-cell table:style-name="ce7" table:formula="of:=[.I5]+[.J5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Mergesort</text:p>
          </table:table-cell>
          <table:table-cell table:style-name="ce5" office:value-type="float" office:value="0.018935" calcext:value-type="float">
            <text:p>0.018935</text:p>
          </table:table-cell>
          <table:table-cell office:value-type="float" office:value="0.020924" calcext:value-type="float">
            <text:p>0.020924</text:p>
          </table:table-cell>
          <table:table-cell table:formula="of:=[.C6]+[.D6]" office:value-type="float" office:value="0.039859" calcext:value-type="float">
            <text:p>0.039859</text:p>
          </table:table-cell>
          <table:table-cell office:value-type="float" office:value="0.078226" calcext:value-type="float">
            <text:p>0.078226</text:p>
          </table:table-cell>
          <table:table-cell office:value-type="float" office:value="0.083202" calcext:value-type="float">
            <text:p>0.083202</text:p>
          </table:table-cell>
          <table:table-cell table:formula="of:=[.F6]+[.G6]" office:value-type="float" office:value="0.161428" calcext:value-type="float">
            <text:p>0.161428</text:p>
          </table:table-cell>
          <table:table-cell office:value-type="float" office:value="0.146966" calcext:value-type="float">
            <text:p>0.146966</text:p>
          </table:table-cell>
          <table:table-cell office:value-type="float" office:value="0.166312" calcext:value-type="float">
            <text:p>0.166312</text:p>
          </table:table-cell>
          <table:table-cell table:formula="of:=[.I6]+[.J6]" office:value-type="float" office:value="0.313278" calcext:value-type="float">
            <text:p>0.313278</text:p>
          </table:table-cell>
          <table:table-cell table:formula="of:=SUM([.E6];[.H6];[.K6];[.E12];[.H12];[.K12])" office:value-type="float" office:value="1.408651" calcext:value-type="float">
            <text:p>1.408651</text:p>
          </table:table-cell>
          <table:table-cell table:number-columns-repeated="4"/>
        </table:table-row>
        <table:table-row table:style-name="ro2">
          <table:covered-table-cell/>
          <table:covered-table-cell table:style-name="ce10"/>
          <table:table-cell table:formula="of:=[.C6]/[.E6]" office:value-type="percentage" office:value="0.475049549662561" calcext:value-type="percentage">
            <text:p>47.50%</text:p>
          </table:table-cell>
          <table:table-cell table:style-name="ce7" table:formula="of:=[.D6]/[.E6]" office:value-type="percentage" office:value="0.524950450337439" calcext:value-type="percentage">
            <text:p>52.50%</text:p>
          </table:table-cell>
          <table:table-cell table:style-name="ce7" table:formula="of:=[.C7]+[.D7]" office:value-type="percentage" office:value="1" calcext:value-type="percentage">
            <text:p>100.00%</text:p>
          </table:table-cell>
          <table:table-cell table:style-name="ce7" table:formula="of:=[.F6]/[.H6]" office:value-type="percentage" office:value="0.484587556062145" calcext:value-type="percentage">
            <text:p>48.46%</text:p>
          </table:table-cell>
          <table:table-cell table:style-name="ce7" table:formula="of:=[.G6]/[.H6]" office:value-type="percentage" office:value="0.515412443937855" calcext:value-type="percentage">
            <text:p>51.54%</text:p>
          </table:table-cell>
          <table:table-cell table:style-name="ce7" table:formula="of:=[.F7]+[.G7]" office:value-type="percentage" office:value="1" calcext:value-type="percentage">
            <text:p>100.00%</text:p>
          </table:table-cell>
          <table:table-cell table:style-name="ce7" table:formula="of:=[.I6]/[.K6]" office:value-type="percentage" office:value="0.469123270705252" calcext:value-type="percentage">
            <text:p>46.91%</text:p>
          </table:table-cell>
          <table:table-cell table:style-name="ce7" table:formula="of:=[.J6]/[.K6]" office:value-type="percentage" office:value="0.530876729294748" calcext:value-type="percentage">
            <text:p>53.09%</text:p>
          </table:table-cell>
          <table:table-cell table:style-name="ce7" table:formula="of:=[.I7]+[.J7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Bubblesort</text:p>
          </table:table-cell>
          <table:table-cell table:style-name="ce5" office:value-type="float" office:value="0.019371" calcext:value-type="float">
            <text:p>0.019371</text:p>
          </table:table-cell>
          <table:table-cell office:value-type="float" office:value="0.531754" calcext:value-type="float">
            <text:p>0.531754</text:p>
          </table:table-cell>
          <table:table-cell table:formula="of:=[.C8]+[.D8]" office:value-type="float" office:value="0.551125" calcext:value-type="float">
            <text:p>0.551125</text:p>
          </table:table-cell>
          <table:table-cell office:value-type="float" office:value="0.074229" calcext:value-type="float">
            <text:p>0.074229</text:p>
          </table:table-cell>
          <table:table-cell office:value-type="float" office:value="2.143703" calcext:value-type="float">
            <text:p>2.143703</text:p>
          </table:table-cell>
          <table:table-cell table:formula="of:=[.F8]+[.G8]" office:value-type="float" office:value="2.217932" calcext:value-type="float">
            <text:p>2.217932</text:p>
          </table:table-cell>
          <table:table-cell office:value-type="float" office:value="0.147234" calcext:value-type="float">
            <text:p>0.147234</text:p>
          </table:table-cell>
          <table:table-cell office:value-type="float" office:value="4.304201" calcext:value-type="float">
            <text:p>4.304201</text:p>
          </table:table-cell>
          <table:table-cell table:formula="of:=[.I8]+[.J8]" office:value-type="float" office:value="4.451435" calcext:value-type="float">
            <text:p>4.451435</text:p>
          </table:table-cell>
          <table:table-cell table:formula="of:=SUM([.E8];[.H8];[.K8];[.E14];[.H14];[.K14])" office:value-type="float" office:value="14.84321" calcext:value-type="float">
            <text:p>14.84321</text:p>
          </table:table-cell>
          <table:table-cell table:number-columns-repeated="4"/>
        </table:table-row>
        <table:table-row table:style-name="ro2">
          <table:covered-table-cell/>
          <table:covered-table-cell table:style-name="ce10"/>
          <table:table-cell table:formula="of:=[.C8]/[.E8]" office:value-type="percentage" office:value="0.0351481061465185" calcext:value-type="percentage">
            <text:p>3.51%</text:p>
          </table:table-cell>
          <table:table-cell table:style-name="ce7" table:formula="of:=[.D8]/[.E8]" office:value-type="percentage" office:value="0.964851893853481" calcext:value-type="percentage">
            <text:p>96.49%</text:p>
          </table:table-cell>
          <table:table-cell table:style-name="ce7" table:formula="of:=[.C9]+[.D9]" office:value-type="percentage" office:value="1" calcext:value-type="percentage">
            <text:p>100.00%</text:p>
          </table:table-cell>
          <table:table-cell table:style-name="ce7" table:formula="of:=[.F8]/[.H8]" office:value-type="percentage" office:value="0.0334676626695498" calcext:value-type="percentage">
            <text:p>3.35%</text:p>
          </table:table-cell>
          <table:table-cell table:style-name="ce7" table:formula="of:=[.G8]/[.H8]" office:value-type="percentage" office:value="0.96653233733045" calcext:value-type="percentage">
            <text:p>96.65%</text:p>
          </table:table-cell>
          <table:table-cell table:style-name="ce7" table:formula="of:=[.F9]+[.G9]" office:value-type="percentage" office:value="1" calcext:value-type="percentage">
            <text:p>100.00%</text:p>
          </table:table-cell>
          <table:table-cell table:style-name="ce7" table:formula="of:=[.I8]/[.K8]" office:value-type="percentage" office:value="0.0330756261744808" calcext:value-type="percentage">
            <text:p>3.31%</text:p>
          </table:table-cell>
          <table:table-cell table:style-name="ce7" table:formula="of:=[.J8]/[.K8]" office:value-type="percentage" office:value="0.966924373825519" calcext:value-type="percentage">
            <text:p>96.69%</text:p>
          </table:table-cell>
          <table:table-cell table:style-name="ce7" table:formula="of:=[.I9]+[.J9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Quicksort</text:p>
          </table:table-cell>
          <table:table-cell table:style-name="ce5" office:value-type="float" office:value="0.048478" calcext:value-type="float">
            <text:p>0.048478</text:p>
          </table:table-cell>
          <table:table-cell office:value-type="float" office:value="0.020886" calcext:value-type="float">
            <text:p>0.020886</text:p>
          </table:table-cell>
          <table:table-cell table:formula="of:=[.C10]+[.D10]" office:value-type="float" office:value="0.069364" calcext:value-type="float">
            <text:p>0.069364</text:p>
          </table:table-cell>
          <table:table-cell office:value-type="float" office:value="0.191908" calcext:value-type="float">
            <text:p>0.191908</text:p>
          </table:table-cell>
          <table:table-cell office:value-type="float" office:value="0.084287" calcext:value-type="float">
            <text:p>0.084287</text:p>
          </table:table-cell>
          <table:table-cell table:formula="of:=[.F10]+[.G10]" office:value-type="float" office:value="0.276195" calcext:value-type="float">
            <text:p>0.276195</text:p>
          </table:table-cell>
          <table:table-cell office:value-type="float" office:value="0.392653" calcext:value-type="float">
            <text:p>0.392653</text:p>
          </table:table-cell>
          <table:table-cell office:value-type="float" office:value="0.170683" calcext:value-type="float">
            <text:p>0.170683</text:p>
          </table:table-cell>
          <table:table-cell table:formula="of:=[.I10]+[.J10]" office:value-type="float" office:value="0.563336" calcext:value-type="float">
            <text:p>0.563336</text:p>
          </table:table-cell>
          <table:table-cell table:number-columns-repeated="5"/>
        </table:table-row>
        <table:table-row table:style-name="ro2">
          <table:covered-table-cell/>
          <table:covered-table-cell table:style-name="ce10"/>
          <table:table-cell table:formula="of:=[.C10]/[.E10]" office:value-type="percentage" office:value="0.698892797416527" calcext:value-type="percentage">
            <text:p>69.89%</text:p>
          </table:table-cell>
          <table:table-cell table:style-name="ce7" table:formula="of:=[.D10]/[.E10]" office:value-type="percentage" office:value="0.301107202583473" calcext:value-type="percentage">
            <text:p>30.11%</text:p>
          </table:table-cell>
          <table:table-cell table:style-name="ce7" table:formula="of:=[.C11]+[.D11]" office:value-type="percentage" office:value="1" calcext:value-type="percentage">
            <text:p>100.00%</text:p>
          </table:table-cell>
          <table:table-cell table:style-name="ce7" table:formula="of:=[.F10]/[.H10]" office:value-type="percentage" office:value="0.694827929542533" calcext:value-type="percentage">
            <text:p>69.48%</text:p>
          </table:table-cell>
          <table:table-cell table:style-name="ce7" table:formula="of:=[.G10]/[.H10]" office:value-type="percentage" office:value="0.305172070457467" calcext:value-type="percentage">
            <text:p>30.52%</text:p>
          </table:table-cell>
          <table:table-cell table:style-name="ce7" table:formula="of:=[.F11]+[.G11]" office:value-type="percentage" office:value="1" calcext:value-type="percentage">
            <text:p>100.00%</text:p>
          </table:table-cell>
          <table:table-cell table:style-name="ce7" table:formula="of:=[.I10]/[.K10]" office:value-type="percentage" office:value="0.697013860289419" calcext:value-type="percentage">
            <text:p>69.70%</text:p>
          </table:table-cell>
          <table:table-cell table:style-name="ce7" table:formula="of:=[.J10]/[.K10]" office:value-type="percentage" office:value="0.302986139710581" calcext:value-type="percentage">
            <text:p>30.30%</text:p>
          </table:table-cell>
          <table:table-cell table:style-name="ce7" table:formula="of:=[.I11]+[.J11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Mergesort</text:p>
          </table:table-cell>
          <table:table-cell table:style-name="ce5" office:value-type="float" office:value="0.04822" calcext:value-type="float">
            <text:p>0.04822</text:p>
          </table:table-cell>
          <table:table-cell office:value-type="float" office:value="0.020996" calcext:value-type="float">
            <text:p>0.020996</text:p>
          </table:table-cell>
          <table:table-cell table:formula="of:=[.C12]+[.D12]" office:value-type="float" office:value="0.069216" calcext:value-type="float">
            <text:p>0.069216</text:p>
          </table:table-cell>
          <table:table-cell office:value-type="float" office:value="0.191624" calcext:value-type="float">
            <text:p>0.191624</text:p>
          </table:table-cell>
          <table:table-cell office:value-type="float" office:value="0.084608" calcext:value-type="float">
            <text:p>0.084608</text:p>
          </table:table-cell>
          <table:table-cell table:formula="of:=[.F12]+[.G12]" office:value-type="float" office:value="0.276232" calcext:value-type="float">
            <text:p>0.276232</text:p>
          </table:table-cell>
          <table:table-cell office:value-type="float" office:value="0.382254" calcext:value-type="float">
            <text:p>0.382254</text:p>
          </table:table-cell>
          <table:table-cell office:value-type="float" office:value="0.166384" calcext:value-type="float">
            <text:p>0.166384</text:p>
          </table:table-cell>
          <table:table-cell table:formula="of:=[.I12]+[.J12]" office:value-type="float" office:value="0.548638" calcext:value-type="float">
            <text:p>0.548638</text:p>
          </table:table-cell>
          <table:table-cell table:number-columns-repeated="5"/>
        </table:table-row>
        <table:table-row table:style-name="ro2">
          <table:covered-table-cell/>
          <table:covered-table-cell table:style-name="ce10"/>
          <table:table-cell table:formula="of:=[.C12]/[.E12]" office:value-type="percentage" office:value="0.696659731853907" calcext:value-type="percentage">
            <text:p>69.67%</text:p>
          </table:table-cell>
          <table:table-cell table:style-name="ce7" table:formula="of:=[.D12]/[.E12]" office:value-type="percentage" office:value="0.303340268146093" calcext:value-type="percentage">
            <text:p>30.33%</text:p>
          </table:table-cell>
          <table:table-cell table:style-name="ce7" table:formula="of:=[.C13]+[.D13]" office:value-type="percentage" office:value="1" calcext:value-type="percentage">
            <text:p>100.00%</text:p>
          </table:table-cell>
          <table:table-cell table:style-name="ce7" table:formula="of:=[.F12]/[.H12]" office:value-type="percentage" office:value="0.693706739262649" calcext:value-type="percentage">
            <text:p>69.37%</text:p>
          </table:table-cell>
          <table:table-cell table:style-name="ce7" table:formula="of:=[.G12]/[.H12]" office:value-type="percentage" office:value="0.306293260737351" calcext:value-type="percentage">
            <text:p>30.63%</text:p>
          </table:table-cell>
          <table:table-cell table:style-name="ce7" table:formula="of:=[.F13]+[.G13]" office:value-type="percentage" office:value="1" calcext:value-type="percentage">
            <text:p>100.00%</text:p>
          </table:table-cell>
          <table:table-cell table:style-name="ce7" table:formula="of:=[.I12]/[.K12]" office:value-type="percentage" office:value="0.696732636091558" calcext:value-type="percentage">
            <text:p>69.67%</text:p>
          </table:table-cell>
          <table:table-cell table:style-name="ce7" table:formula="of:=[.J12]/[.K12]" office:value-type="percentage" office:value="0.303267363908442" calcext:value-type="percentage">
            <text:p>30.33%</text:p>
          </table:table-cell>
          <table:table-cell table:style-name="ce7" table:formula="of:=[.I13]+[.J13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Bubblesort</text:p>
          </table:table-cell>
          <table:table-cell table:style-name="ce5" office:value-type="float" office:value="0.048939" calcext:value-type="float">
            <text:p>0.048939</text:p>
          </table:table-cell>
          <table:table-cell office:value-type="float" office:value="0.532164" calcext:value-type="float">
            <text:p>0.532164</text:p>
          </table:table-cell>
          <table:table-cell table:formula="of:=[.C14]+[.D14]" office:value-type="float" office:value="0.581103" calcext:value-type="float">
            <text:p>0.581103</text:p>
          </table:table-cell>
          <table:table-cell office:value-type="float" office:value="0.196771" calcext:value-type="float">
            <text:p>0.196771</text:p>
          </table:table-cell>
          <table:table-cell office:value-type="float" office:value="2.199062" calcext:value-type="float">
            <text:p>2.199062</text:p>
          </table:table-cell>
          <table:table-cell table:formula="of:=[.F14]+[.G14]" office:value-type="float" office:value="2.395833" calcext:value-type="float">
            <text:p>2.395833</text:p>
          </table:table-cell>
          <table:table-cell office:value-type="float" office:value="0.383467" calcext:value-type="float">
            <text:p>0.383467</text:p>
          </table:table-cell>
          <table:table-cell office:value-type="float" office:value="4.262315" calcext:value-type="float">
            <text:p>4.262315</text:p>
          </table:table-cell>
          <table:table-cell table:formula="of:=[.I14]+[.J14]" office:value-type="float" office:value="4.645782" calcext:value-type="float">
            <text:p>4.645782</text:p>
          </table:table-cell>
          <table:table-cell table:style-name="ce10"/>
          <table:table-cell table:number-columns-repeated="4"/>
        </table:table-row>
        <table:table-row table:style-name="ro2">
          <table:covered-table-cell/>
          <table:covered-table-cell table:style-name="ce10"/>
          <table:table-cell table:formula="of:=[.C14]/[.E14]" office:value-type="percentage" office:value="0.0842174278914409" calcext:value-type="percentage">
            <text:p>8.42%</text:p>
          </table:table-cell>
          <table:table-cell table:style-name="ce7" table:formula="of:=[.D14]/[.E14]" office:value-type="percentage" office:value="0.915782572108559" calcext:value-type="percentage">
            <text:p>91.58%</text:p>
          </table:table-cell>
          <table:table-cell table:style-name="ce7" table:formula="of:=[.C15]+[.D15]" office:value-type="percentage" office:value="1" calcext:value-type="percentage">
            <text:p>100.00%</text:p>
          </table:table-cell>
          <table:table-cell table:style-name="ce7" table:formula="of:=[.F14]/[.H14]" office:value-type="percentage" office:value="0.0821305157746805" calcext:value-type="percentage">
            <text:p>8.21%</text:p>
          </table:table-cell>
          <table:table-cell table:style-name="ce7" table:formula="of:=[.G14]/[.H14]" office:value-type="percentage" office:value="0.91786948422532" calcext:value-type="percentage">
            <text:p>91.79%</text:p>
          </table:table-cell>
          <table:table-cell table:style-name="ce7" table:formula="of:=[.F15]+[.G15]" office:value-type="percentage" office:value="1" calcext:value-type="percentage">
            <text:p>100.00%</text:p>
          </table:table-cell>
          <table:table-cell table:style-name="ce7" table:formula="of:=[.I14]/[.K14]" office:value-type="percentage" office:value="0.0825408940841391" calcext:value-type="percentage">
            <text:p>8.25%</text:p>
          </table:table-cell>
          <table:table-cell table:style-name="ce7" table:formula="of:=[.J14]/[.K14]" office:value-type="percentage" office:value="0.917459105915861" calcext:value-type="percentage">
            <text:p>91.75%</text:p>
          </table:table-cell>
          <table:table-cell table:style-name="ce7" table:formula="of:=[.I15]+[.J15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4" office:value-type="string" calcext:value-type="string" table:number-columns-spanned="3" table:number-rows-spanned="1">
            <text:p>N = 200</text:p>
          </table:table-cell>
          <table:covered-table-cell table:number-columns-repeated="2" table:style-name="ce10"/>
          <table:table-cell table:style-name="ce4" office:value-type="string" calcext:value-type="string" table:number-columns-spanned="3" table:number-rows-spanned="1">
            <text:p>N = 800</text:p>
          </table:table-cell>
          <table:covered-table-cell table:number-columns-repeated="2" table:style-name="ce10"/>
          <table:table-cell table:style-name="ce4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0"/>
          <table:table-cell table:number-columns-repeated="5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number-columns-repeated="2" table:style-name="ce6" office:value-type="string" calcext:value-type="string">
            <text:p>Total</text:p>
          </table:table-cell>
          <table:table-cell/>
          <table:table-cell table:style-name="ce6" office:value-type="string" calcext:value-type="string">
            <text:p>Average Speedup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 table:number-columns-spanned="1" table:number-rows-spanned="12">
            <text:p>Parallel – Sections</text:p>
          </table:table-cell>
          <table:table-cell office:value-type="string" calcext:value-type="string" table:number-columns-spanned="1" table:number-rows-spanned="2">
            <text:p>Euclid Quicksort</text:p>
          </table:table-cell>
          <table:table-cell table:style-name="ce5" office:value-type="float" office:value="0.005218" calcext:value-type="float">
            <text:p>0.005218</text:p>
          </table:table-cell>
          <table:table-cell office:value-type="float" office:value="0.022326" calcext:value-type="float">
            <text:p>0.022326</text:p>
          </table:table-cell>
          <table:table-cell table:formula="of:=[.C18]+[.D18]" office:value-type="float" office:value="0.027544" calcext:value-type="float">
            <text:p>0.027544</text:p>
          </table:table-cell>
          <table:table-cell office:value-type="float" office:value="0.019432" calcext:value-type="float">
            <text:p>0.019432</text:p>
          </table:table-cell>
          <table:table-cell office:value-type="float" office:value="0.089591" calcext:value-type="float">
            <text:p>0.089591</text:p>
          </table:table-cell>
          <table:table-cell table:formula="of:=[.F18]+[.G18]" office:value-type="float" office:value="0.109023" calcext:value-type="float">
            <text:p>0.109023</text:p>
          </table:table-cell>
          <table:table-cell office:value-type="float" office:value="0.039463" calcext:value-type="float">
            <text:p>0.039463</text:p>
          </table:table-cell>
          <table:table-cell office:value-type="float" office:value="0.178609" calcext:value-type="float">
            <text:p>0.178609</text:p>
          </table:table-cell>
          <table:table-cell table:formula="of:=[.I18]+[.J18]" office:value-type="float" office:value="0.218072" calcext:value-type="float">
            <text:p>0.218072</text:p>
          </table:table-cell>
          <table:table-cell table:formula="of:=SUM([.K18];[.H18];[.E18];;[.E24];[.H24];[.K24])" office:value-type="float" office:value="0.808897" calcext:value-type="float">
            <text:p>0.808897</text:p>
          </table:table-cell>
          <table:table-cell/>
          <table:table-cell table:formula="of:=[.L18]/[.L4]" office:value-type="float" office:value="0.566134148185061" calcext:value-type="float">
            <text:p>0.566134148185061</text:p>
          </table:table-cell>
          <table:table-cell table:number-columns-repeated="2"/>
        </table:table-row>
        <table:table-row table:style-name="ro2">
          <table:covered-table-cell table:style-name="ce4"/>
          <table:covered-table-cell table:style-name="ce10"/>
          <table:table-cell table:formula="of:=[.C18]/[.E18]" office:value-type="percentage" office:value="0.18944234679059" calcext:value-type="percentage">
            <text:p>18.94%</text:p>
          </table:table-cell>
          <table:table-cell table:style-name="ce7" table:formula="of:=[.D18]/[.E18]" office:value-type="percentage" office:value="0.81055765320941" calcext:value-type="percentage">
            <text:p>81.06%</text:p>
          </table:table-cell>
          <table:table-cell table:style-name="ce7" table:formula="of:=[.C19]+[.D19]" office:value-type="percentage" office:value="1" calcext:value-type="percentage">
            <text:p>100.00%</text:p>
          </table:table-cell>
          <table:table-cell table:style-name="ce7" table:formula="of:=[.F18]/[.H18]" office:value-type="percentage" office:value="0.178237619584858" calcext:value-type="percentage">
            <text:p>17.82%</text:p>
          </table:table-cell>
          <table:table-cell table:style-name="ce7" table:formula="of:=[.G18]/[.H18]" office:value-type="percentage" office:value="0.821762380415142" calcext:value-type="percentage">
            <text:p>82.18%</text:p>
          </table:table-cell>
          <table:table-cell table:style-name="ce7" table:formula="of:=[.F19]+[.G19]" office:value-type="percentage" office:value="1" calcext:value-type="percentage">
            <text:p>100.00%</text:p>
          </table:table-cell>
          <table:table-cell table:style-name="ce7" table:formula="of:=[.I18]/[.K18]" office:value-type="percentage" office:value="0.180963168127958" calcext:value-type="percentage">
            <text:p>18.10%</text:p>
          </table:table-cell>
          <table:table-cell table:style-name="ce7" table:formula="of:=[.J18]/[.K18]" office:value-type="percentage" office:value="0.819036831872042" calcext:value-type="percentage">
            <text:p>81.90%</text:p>
          </table:table-cell>
          <table:table-cell table:style-name="ce7" table:formula="of:=[.I19]+[.J19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Mergesort</text:p>
          </table:table-cell>
          <table:table-cell table:style-name="ce5" office:value-type="float" office:value="0.005017" calcext:value-type="float">
            <text:p>0.005017</text:p>
          </table:table-cell>
          <table:table-cell office:value-type="float" office:value="0.012565" calcext:value-type="float">
            <text:p>0.012565</text:p>
          </table:table-cell>
          <table:table-cell table:formula="of:=[.C20]+[.D20]" office:value-type="float" office:value="0.017582" calcext:value-type="float">
            <text:p>0.017582</text:p>
          </table:table-cell>
          <table:table-cell office:value-type="float" office:value="0.02015" calcext:value-type="float">
            <text:p>0.02015</text:p>
          </table:table-cell>
          <table:table-cell office:value-type="float" office:value="0.049569" calcext:value-type="float">
            <text:p>0.049569</text:p>
          </table:table-cell>
          <table:table-cell table:formula="of:=[.F20]+[.G20]" office:value-type="float" office:value="0.069719" calcext:value-type="float">
            <text:p>0.069719</text:p>
          </table:table-cell>
          <table:table-cell office:value-type="float" office:value="0.039265" calcext:value-type="float">
            <text:p>0.039265</text:p>
          </table:table-cell>
          <table:table-cell office:value-type="float" office:value="0.097854" calcext:value-type="float">
            <text:p>0.097854</text:p>
          </table:table-cell>
          <table:table-cell table:formula="of:=[.I20]+[.J20]" office:value-type="float" office:value="0.137119" calcext:value-type="float">
            <text:p>0.137119</text:p>
          </table:table-cell>
          <table:table-cell table:formula="of:=SUM([.E20];[.H20];[.K20];[.E26];[.H26];[.K26])" office:value-type="float" office:value="0.543416" calcext:value-type="float">
            <text:p>0.543416</text:p>
          </table:table-cell>
          <table:table-cell/>
          <table:table-cell table:formula="of:=[.L20]/[.L6]" office:value-type="float" office:value="0.385770499577255" calcext:value-type="float">
            <text:p>0.385770499577255</text:p>
          </table:table-cell>
          <table:table-cell table:number-columns-repeated="2"/>
        </table:table-row>
        <table:table-row table:style-name="ro2">
          <table:covered-table-cell/>
          <table:covered-table-cell table:style-name="ce10"/>
          <table:table-cell table:formula="of:=[.C20]/[.E20]" office:value-type="percentage" office:value="0.285348652030486" calcext:value-type="percentage">
            <text:p>28.53%</text:p>
          </table:table-cell>
          <table:table-cell table:style-name="ce7" table:formula="of:=[.D20]/[.E20]" office:value-type="percentage" office:value="0.714651347969514" calcext:value-type="percentage">
            <text:p>71.47%</text:p>
          </table:table-cell>
          <table:table-cell table:style-name="ce7" table:formula="of:=[.C21]+[.D21]" office:value-type="percentage" office:value="1" calcext:value-type="percentage">
            <text:p>100.00%</text:p>
          </table:table-cell>
          <table:table-cell table:style-name="ce7" table:formula="of:=[.F20]/[.H20]" office:value-type="percentage" office:value="0.289017341040462" calcext:value-type="percentage">
            <text:p>28.90%</text:p>
          </table:table-cell>
          <table:table-cell table:style-name="ce7" table:formula="of:=[.G20]/[.H20]" office:value-type="percentage" office:value="0.710982658959537" calcext:value-type="percentage">
            <text:p>71.10%</text:p>
          </table:table-cell>
          <table:table-cell table:style-name="ce7" table:formula="of:=[.F21]+[.G21]" office:value-type="percentage" office:value="1" calcext:value-type="percentage">
            <text:p>100.00%</text:p>
          </table:table-cell>
          <table:table-cell table:style-name="ce7" table:formula="of:=[.I20]/[.K20]" office:value-type="percentage" office:value="0.286357105871542" calcext:value-type="percentage">
            <text:p>28.64%</text:p>
          </table:table-cell>
          <table:table-cell table:style-name="ce7" table:formula="of:=[.J20]/[.K20]" office:value-type="percentage" office:value="0.713642894128458" calcext:value-type="percentage">
            <text:p>71.36%</text:p>
          </table:table-cell>
          <table:table-cell table:style-name="ce7" table:formula="of:=[.I21]+[.J21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Bubblesort</text:p>
          </table:table-cell>
          <table:table-cell table:style-name="ce5" office:value-type="float" office:value="0.005279" calcext:value-type="float">
            <text:p>0.005279</text:p>
          </table:table-cell>
          <table:table-cell office:value-type="float" office:value="0.302504" calcext:value-type="float">
            <text:p>0.302504</text:p>
          </table:table-cell>
          <table:table-cell table:formula="of:=[.C22]+[.D22]" office:value-type="float" office:value="0.307783" calcext:value-type="float">
            <text:p>0.307783</text:p>
          </table:table-cell>
          <table:table-cell office:value-type="float" office:value="0.01984" calcext:value-type="float">
            <text:p>0.01984</text:p>
          </table:table-cell>
          <table:table-cell office:value-type="float" office:value="1.206996" calcext:value-type="float">
            <text:p>1.206996</text:p>
          </table:table-cell>
          <table:table-cell table:formula="of:=[.F22]+[.G22]" office:value-type="float" office:value="1.226836" calcext:value-type="float">
            <text:p>1.226836</text:p>
          </table:table-cell>
          <table:table-cell office:value-type="float" office:value="0.039092" calcext:value-type="float">
            <text:p>0.039092</text:p>
          </table:table-cell>
          <table:table-cell office:value-type="float" office:value="2.407322" calcext:value-type="float">
            <text:p>2.407322</text:p>
          </table:table-cell>
          <table:table-cell table:formula="of:=[.I22]+[.J22]" office:value-type="float" office:value="2.446414" calcext:value-type="float">
            <text:p>2.446414</text:p>
          </table:table-cell>
          <table:table-cell table:formula="of:=SUM([.E22];[.H22];[.K22];[.E28];[.H28];[.K28])" office:value-type="float" office:value="8.03927" calcext:value-type="float">
            <text:p>8.03927</text:p>
          </table:table-cell>
          <table:table-cell/>
          <table:table-cell table:formula="of:=[.L22]/[.L8]" office:value-type="float" office:value="0.541612629613136" calcext:value-type="float">
            <text:p>0.541612629613136</text:p>
          </table:table-cell>
          <table:table-cell table:number-columns-repeated="2"/>
        </table:table-row>
        <table:table-row table:style-name="ro2">
          <table:covered-table-cell/>
          <table:covered-table-cell table:style-name="ce10"/>
          <table:table-cell table:formula="of:=[.C22]/[.E22]" office:value-type="percentage" office:value="0.0171516945380349" calcext:value-type="percentage">
            <text:p>1.72%</text:p>
          </table:table-cell>
          <table:table-cell table:style-name="ce7" table:formula="of:=[.D22]/[.E22]" office:value-type="percentage" office:value="0.982848305461965" calcext:value-type="percentage">
            <text:p>98.28%</text:p>
          </table:table-cell>
          <table:table-cell table:style-name="ce7" table:formula="of:=[.C23]+[.D23]" office:value-type="percentage" office:value="1" calcext:value-type="percentage">
            <text:p>100.00%</text:p>
          </table:table-cell>
          <table:table-cell table:style-name="ce7" table:formula="of:=[.F22]/[.H22]" office:value-type="percentage" office:value="0.0161716806484322" calcext:value-type="percentage">
            <text:p>1.62%</text:p>
          </table:table-cell>
          <table:table-cell table:style-name="ce7" table:formula="of:=[.G22]/[.H22]" office:value-type="percentage" office:value="0.983828319351568" calcext:value-type="percentage">
            <text:p>98.38%</text:p>
          </table:table-cell>
          <table:table-cell table:style-name="ce7" table:formula="of:=[.F23]+[.G23]" office:value-type="percentage" office:value="1" calcext:value-type="percentage">
            <text:p>100.00%</text:p>
          </table:table-cell>
          <table:table-cell table:style-name="ce7" table:formula="of:=[.I22]/[.K22]" office:value-type="percentage" office:value="0.0159793068548496" calcext:value-type="percentage">
            <text:p>1.60%</text:p>
          </table:table-cell>
          <table:table-cell table:style-name="ce7" table:formula="of:=[.J22]/[.K22]" office:value-type="percentage" office:value="0.98402069314515" calcext:value-type="percentage">
            <text:p>98.40%</text:p>
          </table:table-cell>
          <table:table-cell table:style-name="ce7" table:formula="of:=[.I23]+[.J23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Quicksort</text:p>
          </table:table-cell>
          <table:table-cell table:style-name="ce5" office:value-type="float" office:value="0.01245" calcext:value-type="float">
            <text:p>0.01245</text:p>
          </table:table-cell>
          <table:table-cell office:value-type="float" office:value="0.022688" calcext:value-type="float">
            <text:p>0.022688</text:p>
          </table:table-cell>
          <table:table-cell table:formula="of:=[.C24]+[.D24]" office:value-type="float" office:value="0.035138" calcext:value-type="float">
            <text:p>0.035138</text:p>
          </table:table-cell>
          <table:table-cell office:value-type="float" office:value="0.050333" calcext:value-type="float">
            <text:p>0.050333</text:p>
          </table:table-cell>
          <table:table-cell office:value-type="float" office:value="0.08931" calcext:value-type="float">
            <text:p>0.08931</text:p>
          </table:table-cell>
          <table:table-cell table:formula="of:=[.F24]+[.G24]" office:value-type="float" office:value="0.139643" calcext:value-type="float">
            <text:p>0.139643</text:p>
          </table:table-cell>
          <table:table-cell office:value-type="float" office:value="0.097206" calcext:value-type="float">
            <text:p>0.097206</text:p>
          </table:table-cell>
          <table:table-cell office:value-type="float" office:value="0.182271" calcext:value-type="float">
            <text:p>0.182271</text:p>
          </table:table-cell>
          <table:table-cell table:formula="of:=[.I24]+[.J24]" office:value-type="float" office:value="0.279477" calcext:value-type="float">
            <text:p>0.279477</text:p>
          </table:table-cell>
          <table:table-cell table:number-columns-repeated="5"/>
        </table:table-row>
        <table:table-row table:style-name="ro2">
          <table:covered-table-cell/>
          <table:covered-table-cell table:style-name="ce10"/>
          <table:table-cell table:formula="of:=[.C24]/[.E24]" office:value-type="percentage" office:value="0.354317263361603" calcext:value-type="percentage">
            <text:p>35.43%</text:p>
          </table:table-cell>
          <table:table-cell table:style-name="ce7" table:formula="of:=[.D24]/[.E24]" office:value-type="percentage" office:value="0.645682736638397" calcext:value-type="percentage">
            <text:p>64.57%</text:p>
          </table:table-cell>
          <table:table-cell table:style-name="ce7" table:formula="of:=[.C25]+[.D25]" office:value-type="percentage" office:value="1" calcext:value-type="percentage">
            <text:p>100.00%</text:p>
          </table:table-cell>
          <table:table-cell table:style-name="ce7" table:formula="of:=[.F24]/[.H24]" office:value-type="percentage" office:value="0.360440551978975" calcext:value-type="percentage">
            <text:p>36.04%</text:p>
          </table:table-cell>
          <table:table-cell table:style-name="ce7" table:formula="of:=[.G24]/[.H24]" office:value-type="percentage" office:value="0.639559448021025" calcext:value-type="percentage">
            <text:p>63.96%</text:p>
          </table:table-cell>
          <table:table-cell table:style-name="ce7" table:formula="of:=[.F25]+[.G25]" office:value-type="percentage" office:value="1" calcext:value-type="percentage">
            <text:p>100.00%</text:p>
          </table:table-cell>
          <table:table-cell table:style-name="ce7" table:formula="of:=[.I24]/[.K24]" office:value-type="percentage" office:value="0.347813952489829" calcext:value-type="percentage">
            <text:p>34.78%</text:p>
          </table:table-cell>
          <table:table-cell table:style-name="ce7" table:formula="of:=[.J24]/[.K24]" office:value-type="percentage" office:value="0.652186047510171" calcext:value-type="percentage">
            <text:p>65.22%</text:p>
          </table:table-cell>
          <table:table-cell table:style-name="ce7" table:formula="of:=[.I25]+[.J25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Mergesort</text:p>
          </table:table-cell>
          <table:table-cell table:style-name="ce5" office:value-type="float" office:value="0.012906" calcext:value-type="float">
            <text:p>0.012906</text:p>
          </table:table-cell>
          <table:table-cell office:value-type="float" office:value="0.012428" calcext:value-type="float">
            <text:p>0.012428</text:p>
          </table:table-cell>
          <table:table-cell table:formula="of:=[.C26]+[.D26]" office:value-type="float" office:value="0.025334" calcext:value-type="float">
            <text:p>0.025334</text:p>
          </table:table-cell>
          <table:table-cell office:value-type="float" office:value="0.049283" calcext:value-type="float">
            <text:p>0.049283</text:p>
          </table:table-cell>
          <table:table-cell office:value-type="float" office:value="0.048857" calcext:value-type="float">
            <text:p>0.048857</text:p>
          </table:table-cell>
          <table:table-cell table:formula="of:=[.F26]+[.G26]" office:value-type="float" office:value="0.09814" calcext:value-type="float">
            <text:p>0.09814</text:p>
          </table:table-cell>
          <table:table-cell office:value-type="float" office:value="0.097688" calcext:value-type="float">
            <text:p>0.097688</text:p>
          </table:table-cell>
          <table:table-cell office:value-type="float" office:value="0.097834" calcext:value-type="float">
            <text:p>0.097834</text:p>
          </table:table-cell>
          <table:table-cell table:formula="of:=[.I26]+[.J26]" office:value-type="float" office:value="0.195522" calcext:value-type="float">
            <text:p>0.195522</text:p>
          </table:table-cell>
          <table:table-cell table:number-columns-repeated="5"/>
        </table:table-row>
        <table:table-row table:style-name="ro2">
          <table:covered-table-cell/>
          <table:covered-table-cell table:style-name="ce10"/>
          <table:table-cell table:formula="of:=[.C26]/[.E26]" office:value-type="percentage" office:value="0.509433962264151" calcext:value-type="percentage">
            <text:p>50.94%</text:p>
          </table:table-cell>
          <table:table-cell table:style-name="ce7" table:formula="of:=[.D26]/[.E26]" office:value-type="percentage" office:value="0.490566037735849" calcext:value-type="percentage">
            <text:p>49.06%</text:p>
          </table:table-cell>
          <table:table-cell table:style-name="ce7" table:formula="of:=[.C27]+[.D27]" office:value-type="percentage" office:value="1" calcext:value-type="percentage">
            <text:p>100.00%</text:p>
          </table:table-cell>
          <table:table-cell table:style-name="ce7" table:formula="of:=[.F26]/[.H26]" office:value-type="percentage" office:value="0.502170368860811" calcext:value-type="percentage">
            <text:p>50.22%</text:p>
          </table:table-cell>
          <table:table-cell table:style-name="ce7" table:formula="of:=[.G26]/[.H26]" office:value-type="percentage" office:value="0.497829631139189" calcext:value-type="percentage">
            <text:p>49.78%</text:p>
          </table:table-cell>
          <table:table-cell table:style-name="ce7" table:formula="of:=[.F27]+[.G27]" office:value-type="percentage" office:value="1" calcext:value-type="percentage">
            <text:p>100.00%</text:p>
          </table:table-cell>
          <table:table-cell table:style-name="ce7" table:formula="of:=[.I26]/[.K26]" office:value-type="percentage" office:value="0.499626640480355" calcext:value-type="percentage">
            <text:p>49.96%</text:p>
          </table:table-cell>
          <table:table-cell table:style-name="ce7" table:formula="of:=[.J26]/[.K26]" office:value-type="percentage" office:value="0.500373359519645" calcext:value-type="percentage">
            <text:p>50.04%</text:p>
          </table:table-cell>
          <table:table-cell table:style-name="ce7" table:formula="of:=[.I27]+[.J27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Bubblesort</text:p>
          </table:table-cell>
          <table:table-cell table:style-name="ce5" office:value-type="float" office:value="0.012222" calcext:value-type="float">
            <text:p>0.012222</text:p>
          </table:table-cell>
          <table:table-cell office:value-type="float" office:value="0.296567" calcext:value-type="float">
            <text:p>0.296567</text:p>
          </table:table-cell>
          <table:table-cell table:formula="of:=[.C28]+[.D28]" office:value-type="float" office:value="0.308789" calcext:value-type="float">
            <text:p>0.308789</text:p>
          </table:table-cell>
          <table:table-cell office:value-type="float" office:value="0.049104" calcext:value-type="float">
            <text:p>0.049104</text:p>
          </table:table-cell>
          <table:table-cell office:value-type="float" office:value="1.201139" calcext:value-type="float">
            <text:p>1.201139</text:p>
          </table:table-cell>
          <table:table-cell table:formula="of:=[.F28]+[.G28]" office:value-type="float" office:value="1.250243" calcext:value-type="float">
            <text:p>1.250243</text:p>
          </table:table-cell>
          <table:table-cell office:value-type="float" office:value="0.097324" calcext:value-type="float">
            <text:p>0.097324</text:p>
          </table:table-cell>
          <table:table-cell office:value-type="float" office:value="2.401881" calcext:value-type="float">
            <text:p>2.401881</text:p>
          </table:table-cell>
          <table:table-cell table:formula="of:=[.I28]+[.J28]" office:value-type="float" office:value="2.499205" calcext:value-type="float">
            <text:p>2.499205</text:p>
          </table:table-cell>
          <table:table-cell table:style-name="ce10" table:number-columns-repeated="2"/>
          <table:table-cell table:number-columns-repeated="3"/>
        </table:table-row>
        <table:table-row table:style-name="ro2">
          <table:covered-table-cell/>
          <table:covered-table-cell table:style-name="ce10"/>
          <table:table-cell table:formula="of:=[.C28]/[.E28]" office:value-type="percentage" office:value="0.0395804254685238" calcext:value-type="percentage">
            <text:p>3.96%</text:p>
          </table:table-cell>
          <table:table-cell table:style-name="ce7" table:formula="of:=[.D28]/[.E28]" office:value-type="percentage" office:value="0.960419574531476" calcext:value-type="percentage">
            <text:p>96.04%</text:p>
          </table:table-cell>
          <table:table-cell table:style-name="ce7" table:formula="of:=[.C29]+[.D29]" office:value-type="percentage" office:value="1" calcext:value-type="percentage">
            <text:p>100.00%</text:p>
          </table:table-cell>
          <table:table-cell table:style-name="ce7" table:formula="of:=[.F28]/[.H28]" office:value-type="percentage" office:value="0.039275564830197" calcext:value-type="percentage">
            <text:p>3.93%</text:p>
          </table:table-cell>
          <table:table-cell table:style-name="ce7" table:formula="of:=[.G28]/[.H28]" office:value-type="percentage" office:value="0.960724435169803" calcext:value-type="percentage">
            <text:p>96.07%</text:p>
          </table:table-cell>
          <table:table-cell table:style-name="ce7" table:formula="of:=[.F29]+[.G29]" office:value-type="percentage" office:value="1" calcext:value-type="percentage">
            <text:p>100.00%</text:p>
          </table:table-cell>
          <table:table-cell table:style-name="ce7" table:formula="of:=[.I28]/[.K28]" office:value-type="percentage" office:value="0.0389419835507691" calcext:value-type="percentage">
            <text:p>3.89%</text:p>
          </table:table-cell>
          <table:table-cell table:style-name="ce7" table:formula="of:=[.J28]/[.K28]" office:value-type="percentage" office:value="0.961058016449231" calcext:value-type="percentage">
            <text:p>96.11%</text:p>
          </table:table-cell>
          <table:table-cell table:style-name="ce7" table:formula="of:=[.I29]+[.J29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10"/>
          <table:table-cell table:number-columns-repeated="5"/>
        </table:table-row>
        <table:table-row table:style-name="ro2">
          <table:table-cell/>
          <table:table-cell table:style-name="ce9" office:value-type="string" calcext:value-type="string" table:number-columns-spanned="10" table:number-rows-spanned="1">
            <text:p>D = 32, M = 10000</text:p>
          </table:table-cell>
          <table:covered-table-cell table:number-columns-repeated="9" table:style-name="ce11"/>
          <table:table-cell table:number-columns-repeated="5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4" office:value-type="string" calcext:value-type="string" table:number-columns-spanned="3" table:number-rows-spanned="1">
            <text:p>N = 200</text:p>
          </table:table-cell>
          <table:covered-table-cell table:number-columns-repeated="2" table:style-name="ce10"/>
          <table:table-cell table:style-name="ce4" office:value-type="string" calcext:value-type="string" table:number-columns-spanned="3" table:number-rows-spanned="1">
            <text:p>N = 800</text:p>
          </table:table-cell>
          <table:covered-table-cell table:number-columns-repeated="2" table:style-name="ce10"/>
          <table:table-cell table:style-name="ce4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0"/>
          <table:table-cell table:number-columns-repeated="5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number-columns-repeated="2" table:style-name="ce6" office:value-type="string" calcext:value-type="string">
            <text:p>Total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 table:number-columns-spanned="1" table:number-rows-spanned="12">
            <text:p>Serial</text:p>
          </table:table-cell>
          <table:table-cell office:value-type="string" calcext:value-type="string" table:number-columns-spanned="1" table:number-rows-spanned="2">
            <text:p>Euclid Quicksort</text:p>
          </table:table-cell>
          <table:table-cell table:style-name="ce5" office:value-type="float" office:value="0.185437" calcext:value-type="float">
            <text:p>0.185437</text:p>
          </table:table-cell>
          <table:table-cell office:value-type="float" office:value="0.278401" calcext:value-type="float">
            <text:p>0.278401</text:p>
          </table:table-cell>
          <table:table-cell table:formula="of:=[.C34]+[.D34]" office:value-type="float" office:value="0.463838" calcext:value-type="float">
            <text:p>0.463838</text:p>
          </table:table-cell>
          <table:table-cell office:value-type="float" office:value="0.742582" calcext:value-type="float">
            <text:p>0.742582</text:p>
          </table:table-cell>
          <table:table-cell office:value-type="float" office:value="1.142975" calcext:value-type="float">
            <text:p>1.142975</text:p>
          </table:table-cell>
          <table:table-cell table:formula="of:=[.F34]+[.G34]" office:value-type="float" office:value="1.885557" calcext:value-type="float">
            <text:p>1.885557</text:p>
          </table:table-cell>
          <table:table-cell office:value-type="float" office:value="1.49807" calcext:value-type="float">
            <text:p>1.49807</text:p>
          </table:table-cell>
          <table:table-cell office:value-type="float" office:value="2.263777" calcext:value-type="float">
            <text:p>2.263777</text:p>
          </table:table-cell>
          <table:table-cell table:formula="of:=[.I34]+[.J34]" office:value-type="float" office:value="3.761847" calcext:value-type="float">
            <text:p>3.761847</text:p>
          </table:table-cell>
          <table:table-cell table:formula="of:=SUM([.K34];[.H34];[.E34];;[.E40];[.H40];[.K40])" office:value-type="float" office:value="15.972202" calcext:value-type="float">
            <text:p>15.972202</text:p>
          </table:table-cell>
          <table:table-cell table:number-columns-repeated="4"/>
        </table:table-row>
        <table:table-row table:style-name="ro2">
          <table:covered-table-cell table:style-name="ce4"/>
          <table:covered-table-cell table:style-name="ce10"/>
          <table:table-cell table:formula="of:=[.C34]/[.E34]" office:value-type="percentage" office:value="0.399788288152329" calcext:value-type="percentage">
            <text:p>39.98%</text:p>
          </table:table-cell>
          <table:table-cell table:style-name="ce7" table:formula="of:=[.D34]/[.E34]" office:value-type="percentage" office:value="0.600211711847671" calcext:value-type="percentage">
            <text:p>60.02%</text:p>
          </table:table-cell>
          <table:table-cell table:style-name="ce7" table:formula="of:=[.C35]+[.D35]" office:value-type="percentage" office:value="1" calcext:value-type="percentage">
            <text:p>100.00%</text:p>
          </table:table-cell>
          <table:table-cell table:style-name="ce7" table:formula="of:=[.F34]/[.H34]" office:value-type="percentage" office:value="0.393826333544942" calcext:value-type="percentage">
            <text:p>39.38%</text:p>
          </table:table-cell>
          <table:table-cell table:style-name="ce7" table:formula="of:=[.G34]/[.H34]" office:value-type="percentage" office:value="0.606173666455058" calcext:value-type="percentage">
            <text:p>60.62%</text:p>
          </table:table-cell>
          <table:table-cell table:style-name="ce7" table:formula="of:=[.F35]+[.G35]" office:value-type="percentage" office:value="1" calcext:value-type="percentage">
            <text:p>100.00%</text:p>
          </table:table-cell>
          <table:table-cell table:style-name="ce7" table:formula="of:=[.I34]/[.K34]" office:value-type="percentage" office:value="0.39822725379315" calcext:value-type="percentage">
            <text:p>39.82%</text:p>
          </table:table-cell>
          <table:table-cell table:style-name="ce7" table:formula="of:=[.J34]/[.K34]" office:value-type="percentage" office:value="0.60177274620685" calcext:value-type="percentage">
            <text:p>60.18%</text:p>
          </table:table-cell>
          <table:table-cell table:style-name="ce7" table:formula="of:=[.I35]+[.J35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Mergesort</text:p>
          </table:table-cell>
          <table:table-cell table:style-name="ce5" office:value-type="float" office:value="0.185513" calcext:value-type="float">
            <text:p>0.185513</text:p>
          </table:table-cell>
          <table:table-cell office:value-type="float" office:value="0.270867" calcext:value-type="float">
            <text:p>0.270867</text:p>
          </table:table-cell>
          <table:table-cell table:formula="of:=[.C36]+[.D36]" office:value-type="float" office:value="0.45638" calcext:value-type="float">
            <text:p>0.45638</text:p>
          </table:table-cell>
          <table:table-cell office:value-type="float" office:value="0.745718" calcext:value-type="float">
            <text:p>0.745718</text:p>
          </table:table-cell>
          <table:table-cell office:value-type="float" office:value="1.086814" calcext:value-type="float">
            <text:p>1.086814</text:p>
          </table:table-cell>
          <table:table-cell table:formula="of:=[.F36]+[.G36]" office:value-type="float" office:value="1.832532" calcext:value-type="float">
            <text:p>1.832532</text:p>
          </table:table-cell>
          <table:table-cell office:value-type="float" office:value="1.504401" calcext:value-type="float">
            <text:p>1.504401</text:p>
          </table:table-cell>
          <table:table-cell office:value-type="float" office:value="2.174905" calcext:value-type="float">
            <text:p>2.174905</text:p>
          </table:table-cell>
          <table:table-cell table:formula="of:=[.I36]+[.J36]" office:value-type="float" office:value="3.679306" calcext:value-type="float">
            <text:p>3.679306</text:p>
          </table:table-cell>
          <table:table-cell table:formula="of:=SUM([.E36];[.H36];[.K36];[.E42];[.H42];[.K42])" office:value-type="float" office:value="15.851672" calcext:value-type="float">
            <text:p>15.851672</text:p>
          </table:table-cell>
          <table:table-cell table:number-columns-repeated="4"/>
        </table:table-row>
        <table:table-row table:style-name="ro2">
          <table:covered-table-cell/>
          <table:covered-table-cell table:style-name="ce10"/>
          <table:table-cell table:formula="of:=[.C36]/[.E36]" office:value-type="percentage" office:value="0.406488014373987" calcext:value-type="percentage">
            <text:p>40.65%</text:p>
          </table:table-cell>
          <table:table-cell table:style-name="ce7" table:formula="of:=[.D36]/[.E36]" office:value-type="percentage" office:value="0.593511985626013" calcext:value-type="percentage">
            <text:p>59.35%</text:p>
          </table:table-cell>
          <table:table-cell table:style-name="ce7" table:formula="of:=[.C37]+[.D37]" office:value-type="percentage" office:value="1" calcext:value-type="percentage">
            <text:p>100.00%</text:p>
          </table:table-cell>
          <table:table-cell table:style-name="ce7" table:formula="of:=[.F36]/[.H36]" office:value-type="percentage" office:value="0.406933139503157" calcext:value-type="percentage">
            <text:p>40.69%</text:p>
          </table:table-cell>
          <table:table-cell table:style-name="ce7" table:formula="of:=[.G36]/[.H36]" office:value-type="percentage" office:value="0.593066860496843" calcext:value-type="percentage">
            <text:p>59.31%</text:p>
          </table:table-cell>
          <table:table-cell table:style-name="ce7" table:formula="of:=[.F37]+[.G37]" office:value-type="percentage" office:value="1" calcext:value-type="percentage">
            <text:p>100.00%</text:p>
          </table:table-cell>
          <table:table-cell table:style-name="ce7" table:formula="of:=[.I36]/[.K36]" office:value-type="percentage" office:value="0.408881729326128" calcext:value-type="percentage">
            <text:p>40.89%</text:p>
          </table:table-cell>
          <table:table-cell table:style-name="ce7" table:formula="of:=[.J36]/[.K36]" office:value-type="percentage" office:value="0.591118270673872" calcext:value-type="percentage">
            <text:p>59.11%</text:p>
          </table:table-cell>
          <table:table-cell table:style-name="ce7" table:formula="of:=[.I37]+[.J37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Bubblesort</text:p>
          </table:table-cell>
          <table:table-cell table:style-name="ce5" office:value-type="float" office:value="0.184268" calcext:value-type="float">
            <text:p>0.184268</text:p>
          </table:table-cell>
          <table:table-cell office:value-type="float" office:value="69.25875" calcext:value-type="float">
            <text:p>69.25875</text:p>
          </table:table-cell>
          <table:table-cell table:formula="of:=[.C38]+[.D38]" office:value-type="float" office:value="69.443018" calcext:value-type="float">
            <text:p>69.443018</text:p>
          </table:table-cell>
          <table:table-cell office:value-type="float" office:value="0.737184" calcext:value-type="float">
            <text:p>0.737184</text:p>
          </table:table-cell>
          <table:table-cell office:value-type="float" office:value="276.673706" calcext:value-type="float">
            <text:p>276.673706</text:p>
          </table:table-cell>
          <table:table-cell table:formula="of:=[.F38]+[.G38]" office:value-type="float" office:value="277.41089" calcext:value-type="float">
            <text:p>277.41089</text:p>
          </table:table-cell>
          <table:table-cell office:value-type="float" office:value="1.515635" calcext:value-type="float">
            <text:p>1.515635</text:p>
          </table:table-cell>
          <table:table-cell office:value-type="float" office:value="555.761849" calcext:value-type="float">
            <text:p>555.761849</text:p>
          </table:table-cell>
          <table:table-cell table:formula="of:=[.I38]+[.J38]" office:value-type="float" office:value="557.277484" calcext:value-type="float">
            <text:p>557.277484</text:p>
          </table:table-cell>
          <table:table-cell table:formula="of:=SUM([.E38];[.H38];[.K38];[.E44];[.H44];[.K44])" office:value-type="float" office:value="1815.293144" calcext:value-type="float">
            <text:p>1815.293144</text:p>
          </table:table-cell>
          <table:table-cell table:number-columns-repeated="4"/>
        </table:table-row>
        <table:table-row table:style-name="ro2">
          <table:covered-table-cell/>
          <table:covered-table-cell table:style-name="ce10"/>
          <table:table-cell table:formula="of:=[.C38]/[.E38]" office:value-type="percentage" office:value="0.00265351370529432" calcext:value-type="percentage">
            <text:p>0.27%</text:p>
          </table:table-cell>
          <table:table-cell table:style-name="ce7" table:formula="of:=[.D38]/[.E38]" office:value-type="percentage" office:value="0.997346486294706" calcext:value-type="percentage">
            <text:p>99.73%</text:p>
          </table:table-cell>
          <table:table-cell table:style-name="ce7" table:formula="of:=[.C39]+[.D39]" office:value-type="percentage" office:value="1" calcext:value-type="percentage">
            <text:p>100.00%</text:p>
          </table:table-cell>
          <table:table-cell table:style-name="ce7" table:formula="of:=[.F38]/[.H38]" office:value-type="percentage" office:value="0.00265737224663386" calcext:value-type="percentage">
            <text:p>0.27%</text:p>
          </table:table-cell>
          <table:table-cell table:style-name="ce7" table:formula="of:=[.G38]/[.H38]" office:value-type="percentage" office:value="0.997342627753366" calcext:value-type="percentage">
            <text:p>99.73%</text:p>
          </table:table-cell>
          <table:table-cell table:style-name="ce7" table:formula="of:=[.F39]+[.G39]" office:value-type="percentage" office:value="1" calcext:value-type="percentage">
            <text:p>100.00%</text:p>
          </table:table-cell>
          <table:table-cell table:style-name="ce7" table:formula="of:=[.I38]/[.K38]" office:value-type="percentage" office:value="0.00271971332687111" calcext:value-type="percentage">
            <text:p>0.27%</text:p>
          </table:table-cell>
          <table:table-cell table:style-name="ce7" table:formula="of:=[.J38]/[.K38]" office:value-type="percentage" office:value="0.997280286673129" calcext:value-type="percentage">
            <text:p>99.73%</text:p>
          </table:table-cell>
          <table:table-cell table:style-name="ce7" table:formula="of:=[.I39]+[.J39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Quicksort</text:p>
          </table:table-cell>
          <table:table-cell table:style-name="ce5" office:value-type="float" office:value="0.471655" calcext:value-type="float">
            <text:p>0.471655</text:p>
          </table:table-cell>
          <table:table-cell office:value-type="float" office:value="0.278674" calcext:value-type="float">
            <text:p>0.278674</text:p>
          </table:table-cell>
          <table:table-cell table:formula="of:=[.C40]+[.D40]" office:value-type="float" office:value="0.750329" calcext:value-type="float">
            <text:p>0.750329</text:p>
          </table:table-cell>
          <table:table-cell office:value-type="float" office:value="1.932381" calcext:value-type="float">
            <text:p>1.932381</text:p>
          </table:table-cell>
          <table:table-cell office:value-type="float" office:value="1.127525" calcext:value-type="float">
            <text:p>1.127525</text:p>
          </table:table-cell>
          <table:table-cell table:formula="of:=[.F40]+[.G40]" office:value-type="float" office:value="3.059906" calcext:value-type="float">
            <text:p>3.059906</text:p>
          </table:table-cell>
          <table:table-cell office:value-type="float" office:value="3.823178" calcext:value-type="float">
            <text:p>3.823178</text:p>
          </table:table-cell>
          <table:table-cell office:value-type="float" office:value="2.227547" calcext:value-type="float">
            <text:p>2.227547</text:p>
          </table:table-cell>
          <table:table-cell table:formula="of:=[.I40]+[.J40]" office:value-type="float" office:value="6.050725" calcext:value-type="float">
            <text:p>6.050725</text:p>
          </table:table-cell>
          <table:table-cell table:number-columns-repeated="5"/>
        </table:table-row>
        <table:table-row table:style-name="ro2">
          <table:covered-table-cell/>
          <table:covered-table-cell table:style-name="ce10"/>
          <table:table-cell table:formula="of:=[.C40]/[.E40]" office:value-type="percentage" office:value="0.628597588524501" calcext:value-type="percentage">
            <text:p>62.86%</text:p>
          </table:table-cell>
          <table:table-cell table:style-name="ce7" table:formula="of:=[.D40]/[.E40]" office:value-type="percentage" office:value="0.371402411475499" calcext:value-type="percentage">
            <text:p>37.14%</text:p>
          </table:table-cell>
          <table:table-cell table:style-name="ce7" table:formula="of:=[.C41]+[.D41]" office:value-type="percentage" office:value="1" calcext:value-type="percentage">
            <text:p>100.00%</text:p>
          </table:table-cell>
          <table:table-cell table:style-name="ce7" table:formula="of:=[.F40]/[.H40]" office:value-type="percentage" office:value="0.63151645834872" calcext:value-type="percentage">
            <text:p>63.15%</text:p>
          </table:table-cell>
          <table:table-cell table:style-name="ce7" table:formula="of:=[.G40]/[.H40]" office:value-type="percentage" office:value="0.368483541651279" calcext:value-type="percentage">
            <text:p>36.85%</text:p>
          </table:table-cell>
          <table:table-cell table:style-name="ce7" table:formula="of:=[.F41]+[.G41]" office:value-type="percentage" office:value="1" calcext:value-type="percentage">
            <text:p>100.00%</text:p>
          </table:table-cell>
          <table:table-cell table:style-name="ce7" table:formula="of:=[.I40]/[.K40]" office:value-type="percentage" office:value="0.63185452982907" calcext:value-type="percentage">
            <text:p>63.19%</text:p>
          </table:table-cell>
          <table:table-cell table:style-name="ce7" table:formula="of:=[.J40]/[.K40]" office:value-type="percentage" office:value="0.36814547017093" calcext:value-type="percentage">
            <text:p>36.81%</text:p>
          </table:table-cell>
          <table:table-cell table:style-name="ce7" table:formula="of:=[.I41]+[.J41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Mergesort</text:p>
          </table:table-cell>
          <table:table-cell table:style-name="ce5" office:value-type="float" office:value="0.47597" calcext:value-type="float">
            <text:p>0.47597</text:p>
          </table:table-cell>
          <table:table-cell office:value-type="float" office:value="0.274112" calcext:value-type="float">
            <text:p>0.274112</text:p>
          </table:table-cell>
          <table:table-cell table:formula="of:=[.C42]+[.D42]" office:value-type="float" office:value="0.750082" calcext:value-type="float">
            <text:p>0.750082</text:p>
          </table:table-cell>
          <table:table-cell office:value-type="float" office:value="1.904061" calcext:value-type="float">
            <text:p>1.904061</text:p>
          </table:table-cell>
          <table:table-cell office:value-type="float" office:value="1.093334" calcext:value-type="float">
            <text:p>1.093334</text:p>
          </table:table-cell>
          <table:table-cell table:formula="of:=[.F42]+[.G42]" office:value-type="float" office:value="2.997395" calcext:value-type="float">
            <text:p>2.997395</text:p>
          </table:table-cell>
          <table:table-cell office:value-type="float" office:value="3.903143" calcext:value-type="float">
            <text:p>3.903143</text:p>
          </table:table-cell>
          <table:table-cell office:value-type="float" office:value="2.232834" calcext:value-type="float">
            <text:p>2.232834</text:p>
          </table:table-cell>
          <table:table-cell table:formula="of:=[.I42]+[.J42]" office:value-type="float" office:value="6.135977" calcext:value-type="float">
            <text:p>6.135977</text:p>
          </table:table-cell>
          <table:table-cell table:number-columns-repeated="5"/>
        </table:table-row>
        <table:table-row table:style-name="ro2">
          <table:covered-table-cell/>
          <table:covered-table-cell table:style-name="ce10"/>
          <table:table-cell table:formula="of:=[.C42]/[.E42]" office:value-type="percentage" office:value="0.634557288403135" calcext:value-type="percentage">
            <text:p>63.46%</text:p>
          </table:table-cell>
          <table:table-cell table:style-name="ce7" table:formula="of:=[.D42]/[.E42]" office:value-type="percentage" office:value="0.365442711596865" calcext:value-type="percentage">
            <text:p>36.54%</text:p>
          </table:table-cell>
          <table:table-cell table:style-name="ce7" table:formula="of:=[.C43]+[.D43]" office:value-type="percentage" office:value="1" calcext:value-type="percentage">
            <text:p>100.00%</text:p>
          </table:table-cell>
          <table:table-cell table:style-name="ce7" table:formula="of:=[.F42]/[.H42]" office:value-type="percentage" office:value="0.635238598850001" calcext:value-type="percentage">
            <text:p>63.52%</text:p>
          </table:table-cell>
          <table:table-cell table:style-name="ce7" table:formula="of:=[.G42]/[.H42]" office:value-type="percentage" office:value="0.364761401149999" calcext:value-type="percentage">
            <text:p>36.48%</text:p>
          </table:table-cell>
          <table:table-cell table:style-name="ce7" table:formula="of:=[.F43]+[.G43]" office:value-type="percentage" office:value="1" calcext:value-type="percentage">
            <text:p>100.00%</text:p>
          </table:table-cell>
          <table:table-cell table:style-name="ce7" table:formula="of:=[.I42]/[.K42]" office:value-type="percentage" office:value="0.6361078276532" calcext:value-type="percentage">
            <text:p>63.61%</text:p>
          </table:table-cell>
          <table:table-cell table:style-name="ce7" table:formula="of:=[.J42]/[.K42]" office:value-type="percentage" office:value="0.3638921723468" calcext:value-type="percentage">
            <text:p>36.39%</text:p>
          </table:table-cell>
          <table:table-cell table:style-name="ce7" table:formula="of:=[.I43]+[.J43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Bubblesort</text:p>
          </table:table-cell>
          <table:table-cell table:style-name="ce8" office:value-type="float" office:value="0.471319" calcext:value-type="float">
            <text:p>0.471319</text:p>
          </table:table-cell>
          <table:table-cell office:value-type="float" office:value="69.964528" calcext:value-type="float">
            <text:p>69.964528</text:p>
          </table:table-cell>
          <table:table-cell table:formula="of:=[.C44]+[.D44]" office:value-type="float" office:value="70.435847" calcext:value-type="float">
            <text:p>70.435847</text:p>
          </table:table-cell>
          <table:table-cell office:value-type="float" office:value="1.887251" calcext:value-type="float">
            <text:p>1.887251</text:p>
          </table:table-cell>
          <table:table-cell office:value-type="float" office:value="279.456457" calcext:value-type="float">
            <text:p>279.456457</text:p>
          </table:table-cell>
          <table:table-cell table:formula="of:=[.F44]+[.G44]" office:value-type="float" office:value="281.343708" calcext:value-type="float">
            <text:p>281.343708</text:p>
          </table:table-cell>
          <table:table-cell office:value-type="float" office:value="3.847039" calcext:value-type="float">
            <text:p>3.847039</text:p>
          </table:table-cell>
          <table:table-cell office:value-type="float" office:value="555.535158" calcext:value-type="float">
            <text:p>555.535158</text:p>
          </table:table-cell>
          <table:table-cell table:formula="of:=[.I44]+[.J44]" office:value-type="float" office:value="559.382197" calcext:value-type="float">
            <text:p>559.382197</text:p>
          </table:table-cell>
          <table:table-cell table:style-name="ce10"/>
          <table:table-cell table:number-columns-repeated="4"/>
        </table:table-row>
        <table:table-row table:style-name="ro2">
          <table:covered-table-cell/>
          <table:covered-table-cell table:style-name="ce10"/>
          <table:table-cell table:formula="of:=[.C44]/[.E44]" office:value-type="percentage" office:value="0.00669146492978213" calcext:value-type="percentage">
            <text:p>0.67%</text:p>
          </table:table-cell>
          <table:table-cell table:style-name="ce7" table:formula="of:=[.D44]/[.E44]" office:value-type="percentage" office:value="0.993308535070218" calcext:value-type="percentage">
            <text:p>99.33%</text:p>
          </table:table-cell>
          <table:table-cell table:style-name="ce7" table:formula="of:=[.C45]+[.D45]" office:value-type="percentage" office:value="1" calcext:value-type="percentage">
            <text:p>100.00%</text:p>
          </table:table-cell>
          <table:table-cell table:style-name="ce7" table:formula="of:=[.F44]/[.H44]" office:value-type="percentage" office:value="0.00670799078257688" calcext:value-type="percentage">
            <text:p>0.67%</text:p>
          </table:table-cell>
          <table:table-cell table:style-name="ce7" table:formula="of:=[.G44]/[.H44]" office:value-type="percentage" office:value="0.993292009217423" calcext:value-type="percentage">
            <text:p>99.33%</text:p>
          </table:table-cell>
          <table:table-cell table:style-name="ce7" table:formula="of:=[.F45]+[.G45]" office:value-type="percentage" office:value="1" calcext:value-type="percentage">
            <text:p>100.00%</text:p>
          </table:table-cell>
          <table:table-cell table:style-name="ce7" table:formula="of:=[.I44]/[.K44]" office:value-type="percentage" office:value="0.00687729967208806" calcext:value-type="percentage">
            <text:p>0.69%</text:p>
          </table:table-cell>
          <table:table-cell table:style-name="ce7" table:formula="of:=[.J44]/[.K44]" office:value-type="percentage" office:value="0.993122700327912" calcext:value-type="percentage">
            <text:p>99.31%</text:p>
          </table:table-cell>
          <table:table-cell table:style-name="ce7" table:formula="of:=[.I45]+[.J45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4" office:value-type="string" calcext:value-type="string" table:number-columns-spanned="3" table:number-rows-spanned="1">
            <text:p>N = 200</text:p>
          </table:table-cell>
          <table:covered-table-cell table:number-columns-repeated="2" table:style-name="ce10"/>
          <table:table-cell table:style-name="ce4" office:value-type="string" calcext:value-type="string" table:number-columns-spanned="3" table:number-rows-spanned="1">
            <text:p>N = 800</text:p>
          </table:table-cell>
          <table:covered-table-cell table:number-columns-repeated="2" table:style-name="ce10"/>
          <table:table-cell table:style-name="ce4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0"/>
          <table:table-cell table:number-columns-repeated="5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number-columns-repeated="2" table:style-name="ce6" office:value-type="string" calcext:value-type="string">
            <text:p>Total</text:p>
          </table:table-cell>
          <table:table-cell/>
          <table:table-cell table:style-name="ce6" office:value-type="string" calcext:value-type="string">
            <text:p>Average Speedup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 table:number-columns-spanned="1" table:number-rows-spanned="12">
            <text:p>Parallel – Sections</text:p>
          </table:table-cell>
          <table:table-cell office:value-type="string" calcext:value-type="string" table:number-columns-spanned="1" table:number-rows-spanned="2">
            <text:p>Euclid Quicksort</text:p>
          </table:table-cell>
          <table:table-cell table:style-name="ce5" office:value-type="float" office:value="0.047862" calcext:value-type="float">
            <text:p>0.047862</text:p>
          </table:table-cell>
          <table:table-cell office:value-type="float" office:value="0.297711" calcext:value-type="float">
            <text:p>0.297711</text:p>
          </table:table-cell>
          <table:table-cell table:formula="of:=[.C48]+[.D48]" office:value-type="float" office:value="0.345573" calcext:value-type="float">
            <text:p>0.345573</text:p>
          </table:table-cell>
          <table:table-cell office:value-type="float" office:value="0.190373" calcext:value-type="float">
            <text:p>0.190373</text:p>
          </table:table-cell>
          <table:table-cell office:value-type="float" office:value="1.194485" calcext:value-type="float">
            <text:p>1.194485</text:p>
          </table:table-cell>
          <table:table-cell table:formula="of:=[.F48]+[.G48]" office:value-type="float" office:value="1.384858" calcext:value-type="float">
            <text:p>1.384858</text:p>
          </table:table-cell>
          <table:table-cell office:value-type="float" office:value="0.379271" calcext:value-type="float">
            <text:p>0.379271</text:p>
          </table:table-cell>
          <table:table-cell office:value-type="float" office:value="2.390482" calcext:value-type="float">
            <text:p>2.390482</text:p>
          </table:table-cell>
          <table:table-cell table:formula="of:=[.I48]+[.J48]" office:value-type="float" office:value="2.769753" calcext:value-type="float">
            <text:p>2.769753</text:p>
          </table:table-cell>
          <table:table-cell table:formula="of:=SUM([.K48];[.H48];[.E48];;[.E54];[.H54];[.K54])" office:value-type="float" office:value="9.949771" calcext:value-type="float">
            <text:p>9.949771</text:p>
          </table:table-cell>
          <table:table-cell/>
          <table:table-cell table:formula="of:=[.L48]/[.L34]" office:value-type="float" office:value="0.622942973047799" calcext:value-type="float">
            <text:p>0.622942973047799</text:p>
          </table:table-cell>
          <table:table-cell table:number-columns-repeated="2"/>
        </table:table-row>
        <table:table-row table:style-name="ro2">
          <table:covered-table-cell table:style-name="ce4"/>
          <table:covered-table-cell table:style-name="ce10"/>
          <table:table-cell table:formula="of:=[.C48]/[.E48]" office:value-type="percentage" office:value="0.138500403677371" calcext:value-type="percentage">
            <text:p>13.85%</text:p>
          </table:table-cell>
          <table:table-cell table:style-name="ce7" table:formula="of:=[.D48]/[.E48]" office:value-type="percentage" office:value="0.861499596322629" calcext:value-type="percentage">
            <text:p>86.15%</text:p>
          </table:table-cell>
          <table:table-cell table:style-name="ce7" table:formula="of:=[.C49]+[.D49]" office:value-type="percentage" office:value="1" calcext:value-type="percentage">
            <text:p>100.00%</text:p>
          </table:table-cell>
          <table:table-cell table:style-name="ce7" table:formula="of:=[.F48]/[.H48]" office:value-type="percentage" office:value="0.137467523746117" calcext:value-type="percentage">
            <text:p>13.75%</text:p>
          </table:table-cell>
          <table:table-cell table:style-name="ce7" table:formula="of:=[.G48]/[.H48]" office:value-type="percentage" office:value="0.862532476253883" calcext:value-type="percentage">
            <text:p>86.25%</text:p>
          </table:table-cell>
          <table:table-cell table:style-name="ce7" table:formula="of:=[.F49]+[.G49]" office:value-type="percentage" office:value="1" calcext:value-type="percentage">
            <text:p>100.00%</text:p>
          </table:table-cell>
          <table:table-cell table:style-name="ce7" table:formula="of:=[.I48]/[.K48]" office:value-type="percentage" office:value="0.136933148912556" calcext:value-type="percentage">
            <text:p>13.69%</text:p>
          </table:table-cell>
          <table:table-cell table:style-name="ce7" table:formula="of:=[.J48]/[.K48]" office:value-type="percentage" office:value="0.863066851087443" calcext:value-type="percentage">
            <text:p>86.31%</text:p>
          </table:table-cell>
          <table:table-cell table:style-name="ce7" table:formula="of:=[.I49]+[.J49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Mergesort</text:p>
          </table:table-cell>
          <table:table-cell table:style-name="ce5" office:value-type="float" office:value="0.072815" calcext:value-type="float">
            <text:p>0.072815</text:p>
          </table:table-cell>
          <table:table-cell office:value-type="float" office:value="0.155163" calcext:value-type="float">
            <text:p>0.155163</text:p>
          </table:table-cell>
          <table:table-cell table:formula="of:=[.C50]+[.D50]" office:value-type="float" office:value="0.227978" calcext:value-type="float">
            <text:p>0.227978</text:p>
          </table:table-cell>
          <table:table-cell office:value-type="float" office:value="0.190162" calcext:value-type="float">
            <text:p>0.190162</text:p>
          </table:table-cell>
          <table:table-cell office:value-type="float" office:value="0.625722" calcext:value-type="float">
            <text:p>0.625722</text:p>
          </table:table-cell>
          <table:table-cell table:formula="of:=[.F50]+[.G50]" office:value-type="float" office:value="0.815884" calcext:value-type="float">
            <text:p>0.815884</text:p>
          </table:table-cell>
          <table:table-cell office:value-type="float" office:value="0.388684" calcext:value-type="float">
            <text:p>0.388684</text:p>
          </table:table-cell>
          <table:table-cell office:value-type="float" office:value="1.25202" calcext:value-type="float">
            <text:p>1.25202</text:p>
          </table:table-cell>
          <table:table-cell table:formula="of:=[.I50]+[.J50]" office:value-type="float" office:value="1.640704" calcext:value-type="float">
            <text:p>1.640704</text:p>
          </table:table-cell>
          <table:table-cell table:formula="of:=SUM([.E50];[.H50];[.K50];[.E56];[.H56];[.K56])" office:value-type="float" office:value="6.275755" calcext:value-type="float">
            <text:p>6.275755</text:p>
          </table:table-cell>
          <table:table-cell/>
          <table:table-cell table:formula="of:=[.L50]/[.L36]" office:value-type="float" office:value="0.395904924098858" calcext:value-type="float">
            <text:p>0.395904924098858</text:p>
          </table:table-cell>
          <table:table-cell table:number-columns-repeated="2"/>
        </table:table-row>
        <table:table-row table:style-name="ro2">
          <table:covered-table-cell/>
          <table:covered-table-cell table:style-name="ce10"/>
          <table:table-cell table:formula="of:=[.C50]/[.E50]" office:value-type="percentage" office:value="0.31939485388941" calcext:value-type="percentage">
            <text:p>31.94%</text:p>
          </table:table-cell>
          <table:table-cell table:style-name="ce7" table:formula="of:=[.D50]/[.E50]" office:value-type="percentage" office:value="0.68060514611059" calcext:value-type="percentage">
            <text:p>68.06%</text:p>
          </table:table-cell>
          <table:table-cell table:style-name="ce7" table:formula="of:=[.C51]+[.D51]" office:value-type="percentage" office:value="1" calcext:value-type="percentage">
            <text:p>100.00%</text:p>
          </table:table-cell>
          <table:table-cell table:style-name="ce7" table:formula="of:=[.F50]/[.H50]" office:value-type="percentage" office:value="0.233074799848998" calcext:value-type="percentage">
            <text:p>23.31%</text:p>
          </table:table-cell>
          <table:table-cell table:style-name="ce7" table:formula="of:=[.G50]/[.H50]" office:value-type="percentage" office:value="0.766925200151002" calcext:value-type="percentage">
            <text:p>76.69%</text:p>
          </table:table-cell>
          <table:table-cell table:style-name="ce7" table:formula="of:=[.F51]+[.G51]" office:value-type="percentage" office:value="1" calcext:value-type="percentage">
            <text:p>100.00%</text:p>
          </table:table-cell>
          <table:table-cell table:style-name="ce7" table:formula="of:=[.I50]/[.K50]" office:value-type="percentage" office:value="0.236900745046029" calcext:value-type="percentage">
            <text:p>23.69%</text:p>
          </table:table-cell>
          <table:table-cell table:style-name="ce7" table:formula="of:=[.J50]/[.K50]" office:value-type="percentage" office:value="0.763099254953971" calcext:value-type="percentage">
            <text:p>76.31%</text:p>
          </table:table-cell>
          <table:table-cell table:style-name="ce7" table:formula="of:=[.I51]+[.J51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Bubblesort</text:p>
          </table:table-cell>
          <table:table-cell table:style-name="ce5" office:value-type="float" office:value="0.047736" calcext:value-type="float">
            <text:p>0.047736</text:p>
          </table:table-cell>
          <table:table-cell office:value-type="float" office:value="16.933148" calcext:value-type="float">
            <text:p>16.933148</text:p>
          </table:table-cell>
          <table:table-cell table:formula="of:=[.C52]+[.D52]" office:value-type="float" office:value="16.980884" calcext:value-type="float">
            <text:p>16.980884</text:p>
          </table:table-cell>
          <table:table-cell office:value-type="float" office:value="0.19027" calcext:value-type="float">
            <text:p>0.19027</text:p>
          </table:table-cell>
          <table:table-cell office:value-type="float" office:value="66.511185" calcext:value-type="float">
            <text:p>66.511185</text:p>
          </table:table-cell>
          <table:table-cell table:formula="of:=[.F52]+[.G52]" office:value-type="float" office:value="66.701455" calcext:value-type="float">
            <text:p>66.701455</text:p>
          </table:table-cell>
          <table:table-cell office:value-type="float" office:value="0.383545" calcext:value-type="float">
            <text:p>0.383545</text:p>
          </table:table-cell>
          <table:table-cell office:value-type="float" office:value="142.115242" calcext:value-type="float">
            <text:p>142.115242</text:p>
          </table:table-cell>
          <table:table-cell table:formula="of:=[.I52]+[.J52]" office:value-type="float" office:value="142.498787" calcext:value-type="float">
            <text:p>142.498787</text:p>
          </table:table-cell>
          <table:table-cell table:formula="of:=SUM([.E52];[.H52];[.K52];[.E58];[.H58];[.K58])" office:value-type="float" office:value="445.880398" calcext:value-type="float">
            <text:p>445.880398</text:p>
          </table:table-cell>
          <table:table-cell/>
          <table:table-cell table:formula="of:=[.L52]/[.L38]" office:value-type="float" office:value="0.245624459869607" calcext:value-type="float">
            <text:p>0.245624459869607</text:p>
          </table:table-cell>
          <table:table-cell table:number-columns-repeated="2"/>
        </table:table-row>
        <table:table-row table:style-name="ro2">
          <table:covered-table-cell/>
          <table:covered-table-cell table:style-name="ce10"/>
          <table:table-cell table:formula="of:=[.C52]/[.E52]" office:value-type="percentage" office:value="0.00281116106793969" calcext:value-type="percentage">
            <text:p>0.28%</text:p>
          </table:table-cell>
          <table:table-cell table:style-name="ce7" table:formula="of:=[.D52]/[.E52]" office:value-type="percentage" office:value="0.99718883893206" calcext:value-type="percentage">
            <text:p>99.72%</text:p>
          </table:table-cell>
          <table:table-cell table:style-name="ce7" table:formula="of:=[.C53]+[.D53]" office:value-type="percentage" office:value="1" calcext:value-type="percentage">
            <text:p>100.00%</text:p>
          </table:table-cell>
          <table:table-cell table:style-name="ce7" table:formula="of:=[.F52]/[.H52]" office:value-type="percentage" office:value="0.00285256146211503" calcext:value-type="percentage">
            <text:p>0.29%</text:p>
          </table:table-cell>
          <table:table-cell table:style-name="ce7" table:formula="of:=[.G52]/[.H52]" office:value-type="percentage" office:value="0.997147438537885" calcext:value-type="percentage">
            <text:p>99.71%</text:p>
          </table:table-cell>
          <table:table-cell table:style-name="ce7" table:formula="of:=[.F53]+[.G53]" office:value-type="percentage" office:value="1" calcext:value-type="percentage">
            <text:p>100.00%</text:p>
          </table:table-cell>
          <table:table-cell table:style-name="ce7" table:formula="of:=[.I52]/[.K52]" office:value-type="percentage" office:value="0.00269156677102101" calcext:value-type="percentage">
            <text:p>0.27%</text:p>
          </table:table-cell>
          <table:table-cell table:style-name="ce7" table:formula="of:=[.J52]/[.K52]" office:value-type="percentage" office:value="0.997308433228979" calcext:value-type="percentage">
            <text:p>99.73%</text:p>
          </table:table-cell>
          <table:table-cell table:style-name="ce7" table:formula="of:=[.I53]+[.J53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Quicksort</text:p>
          </table:table-cell>
          <table:table-cell table:style-name="ce5" office:value-type="float" office:value="0.120505" calcext:value-type="float">
            <text:p>0.120505</text:p>
          </table:table-cell>
          <table:table-cell office:value-type="float" office:value="0.297456" calcext:value-type="float">
            <text:p>0.297456</text:p>
          </table:table-cell>
          <table:table-cell table:formula="of:=[.C54]+[.D54]" office:value-type="float" office:value="0.417961" calcext:value-type="float">
            <text:p>0.417961</text:p>
          </table:table-cell>
          <table:table-cell office:value-type="float" office:value="0.480964" calcext:value-type="float">
            <text:p>0.480964</text:p>
          </table:table-cell>
          <table:table-cell office:value-type="float" office:value="1.194215" calcext:value-type="float">
            <text:p>1.194215</text:p>
          </table:table-cell>
          <table:table-cell table:formula="of:=[.F54]+[.G54]" office:value-type="float" office:value="1.675179" calcext:value-type="float">
            <text:p>1.675179</text:p>
          </table:table-cell>
          <table:table-cell office:value-type="float" office:value="0.974073" calcext:value-type="float">
            <text:p>0.974073</text:p>
          </table:table-cell>
          <table:table-cell office:value-type="float" office:value="2.382374" calcext:value-type="float">
            <text:p>2.382374</text:p>
          </table:table-cell>
          <table:table-cell table:formula="of:=[.I54]+[.J54]" office:value-type="float" office:value="3.356447" calcext:value-type="float">
            <text:p>3.356447</text:p>
          </table:table-cell>
          <table:table-cell table:number-columns-repeated="5"/>
        </table:table-row>
        <table:table-row table:style-name="ro2">
          <table:covered-table-cell/>
          <table:covered-table-cell table:style-name="ce10"/>
          <table:table-cell table:formula="of:=[.C54]/[.E54]" office:value-type="percentage" office:value="0.288316374015757" calcext:value-type="percentage">
            <text:p>28.83%</text:p>
          </table:table-cell>
          <table:table-cell table:style-name="ce7" table:formula="of:=[.D54]/[.E54]" office:value-type="percentage" office:value="0.711683625984243" calcext:value-type="percentage">
            <text:p>71.17%</text:p>
          </table:table-cell>
          <table:table-cell table:style-name="ce7" table:formula="of:=[.C55]+[.D55]" office:value-type="percentage" office:value="1" calcext:value-type="percentage">
            <text:p>100.00%</text:p>
          </table:table-cell>
          <table:table-cell table:style-name="ce7" table:formula="of:=[.F54]/[.H54]" office:value-type="percentage" office:value="0.287112004150004" calcext:value-type="percentage">
            <text:p>28.71%</text:p>
          </table:table-cell>
          <table:table-cell table:style-name="ce7" table:formula="of:=[.G54]/[.H54]" office:value-type="percentage" office:value="0.712887995849996" calcext:value-type="percentage">
            <text:p>71.29%</text:p>
          </table:table-cell>
          <table:table-cell table:style-name="ce7" table:formula="of:=[.F55]+[.G55]" office:value-type="percentage" office:value="1" calcext:value-type="percentage">
            <text:p>100.00%</text:p>
          </table:table-cell>
          <table:table-cell table:style-name="ce7" table:formula="of:=[.I54]/[.K54]" office:value-type="percentage" office:value="0.290209557904534" calcext:value-type="percentage">
            <text:p>29.02%</text:p>
          </table:table-cell>
          <table:table-cell table:style-name="ce7" table:formula="of:=[.J54]/[.K54]" office:value-type="percentage" office:value="0.709790442095466" calcext:value-type="percentage">
            <text:p>70.98%</text:p>
          </table:table-cell>
          <table:table-cell table:style-name="ce7" table:formula="of:=[.I55]+[.J55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Mergesort</text:p>
          </table:table-cell>
          <table:table-cell table:style-name="ce5" office:value-type="float" office:value="0.12055" calcext:value-type="float">
            <text:p>0.12055</text:p>
          </table:table-cell>
          <table:table-cell office:value-type="float" office:value="0.154432" calcext:value-type="float">
            <text:p>0.154432</text:p>
          </table:table-cell>
          <table:table-cell table:formula="of:=[.C56]+[.D56]" office:value-type="float" office:value="0.274982" calcext:value-type="float">
            <text:p>0.274982</text:p>
          </table:table-cell>
          <table:table-cell office:value-type="float" office:value="0.481281" calcext:value-type="float">
            <text:p>0.481281</text:p>
          </table:table-cell>
          <table:table-cell office:value-type="float" office:value="0.626853" calcext:value-type="float">
            <text:p>0.626853</text:p>
          </table:table-cell>
          <table:table-cell table:formula="of:=[.F56]+[.G56]" office:value-type="float" office:value="1.108134" calcext:value-type="float">
            <text:p>1.108134</text:p>
          </table:table-cell>
          <table:table-cell office:value-type="float" office:value="0.966649" calcext:value-type="float">
            <text:p>0.966649</text:p>
          </table:table-cell>
          <table:table-cell office:value-type="float" office:value="1.241424" calcext:value-type="float">
            <text:p>1.241424</text:p>
          </table:table-cell>
          <table:table-cell table:formula="of:=[.I56]+[.J56]" office:value-type="float" office:value="2.208073" calcext:value-type="float">
            <text:p>2.208073</text:p>
          </table:table-cell>
          <table:table-cell table:number-columns-repeated="5"/>
        </table:table-row>
        <table:table-row table:style-name="ro2">
          <table:covered-table-cell/>
          <table:covered-table-cell table:style-name="ce10"/>
          <table:table-cell table:formula="of:=[.C56]/[.E56]" office:value-type="percentage" office:value="0.438392331134402" calcext:value-type="percentage">
            <text:p>43.84%</text:p>
          </table:table-cell>
          <table:table-cell table:style-name="ce7" table:formula="of:=[.D56]/[.E56]" office:value-type="percentage" office:value="0.561607668865598" calcext:value-type="percentage">
            <text:p>56.16%</text:p>
          </table:table-cell>
          <table:table-cell table:style-name="ce7" table:formula="of:=[.C57]+[.D57]" office:value-type="percentage" office:value="1" calcext:value-type="percentage">
            <text:p>100.00%</text:p>
          </table:table-cell>
          <table:table-cell table:style-name="ce7" table:formula="of:=[.F56]/[.H56]" office:value-type="percentage" office:value="0.434316607919259" calcext:value-type="percentage">
            <text:p>43.43%</text:p>
          </table:table-cell>
          <table:table-cell table:style-name="ce7" table:formula="of:=[.G56]/[.H56]" office:value-type="percentage" office:value="0.565683392080741" calcext:value-type="percentage">
            <text:p>56.57%</text:p>
          </table:table-cell>
          <table:table-cell table:style-name="ce7" table:formula="of:=[.F57]+[.G57]" office:value-type="percentage" office:value="1" calcext:value-type="percentage">
            <text:p>100.00%</text:p>
          </table:table-cell>
          <table:table-cell table:style-name="ce7" table:formula="of:=[.I56]/[.K56]" office:value-type="percentage" office:value="0.437779457472647" calcext:value-type="percentage">
            <text:p>43.78%</text:p>
          </table:table-cell>
          <table:table-cell table:style-name="ce7" table:formula="of:=[.J56]/[.K56]" office:value-type="percentage" office:value="0.562220542527353" calcext:value-type="percentage">
            <text:p>56.22%</text:p>
          </table:table-cell>
          <table:table-cell table:style-name="ce7" table:formula="of:=[.I57]+[.J57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Bubblesort</text:p>
          </table:table-cell>
          <table:table-cell table:style-name="ce8" office:value-type="float" office:value="0.120661" calcext:value-type="float">
            <text:p>0.120661</text:p>
          </table:table-cell>
          <table:table-cell office:value-type="float" office:value="16.675757" calcext:value-type="float">
            <text:p>16.675757</text:p>
          </table:table-cell>
          <table:table-cell table:formula="of:=[.C58]+[.D58]" office:value-type="float" office:value="16.796418" calcext:value-type="float">
            <text:p>16.796418</text:p>
          </table:table-cell>
          <table:table-cell office:value-type="float" office:value="0.481504" calcext:value-type="float">
            <text:p>0.481504</text:p>
          </table:table-cell>
          <table:table-cell office:value-type="float" office:value="68.690477" calcext:value-type="float">
            <text:p>68.690477</text:p>
          </table:table-cell>
          <table:table-cell table:formula="of:=[.F58]+[.G58]" office:value-type="float" office:value="69.171981" calcext:value-type="float">
            <text:p>69.171981</text:p>
          </table:table-cell>
          <table:table-cell office:value-type="float" office:value="1.251648" calcext:value-type="float">
            <text:p>1.251648</text:p>
          </table:table-cell>
          <table:table-cell office:value-type="float" office:value="132.479225" calcext:value-type="float">
            <text:p>132.479225</text:p>
          </table:table-cell>
          <table:table-cell table:formula="of:=[.I58]+[.J58]" office:value-type="float" office:value="133.730873" calcext:value-type="float">
            <text:p>133.730873</text:p>
          </table:table-cell>
          <table:table-cell table:style-name="ce10" table:number-columns-repeated="2"/>
          <table:table-cell table:number-columns-repeated="3"/>
        </table:table-row>
        <table:table-row table:style-name="ro2">
          <table:covered-table-cell/>
          <table:covered-table-cell table:style-name="ce10"/>
          <table:table-cell table:formula="of:=[.C58]/[.E58]" office:value-type="percentage" office:value="0.00718373405567782" calcext:value-type="percentage">
            <text:p>0.72%</text:p>
          </table:table-cell>
          <table:table-cell table:style-name="ce7" table:formula="of:=[.D58]/[.E58]" office:value-type="percentage" office:value="0.992816265944322" calcext:value-type="percentage">
            <text:p>99.28%</text:p>
          </table:table-cell>
          <table:table-cell table:style-name="ce7" table:formula="of:=[.C59]+[.D59]" office:value-type="percentage" office:value="1" calcext:value-type="percentage">
            <text:p>100.00%</text:p>
          </table:table-cell>
          <table:table-cell table:style-name="ce7" table:formula="of:=[.F58]/[.H58]" office:value-type="percentage" office:value="0.00696096877722788" calcext:value-type="percentage">
            <text:p>0.70%</text:p>
          </table:table-cell>
          <table:table-cell table:style-name="ce7" table:formula="of:=[.G58]/[.H58]" office:value-type="percentage" office:value="0.993039031222772" calcext:value-type="percentage">
            <text:p>99.30%</text:p>
          </table:table-cell>
          <table:table-cell table:style-name="ce7" table:formula="of:=[.F59]+[.G59]" office:value-type="percentage" office:value="1" calcext:value-type="percentage">
            <text:p>100.00%</text:p>
          </table:table-cell>
          <table:table-cell table:style-name="ce7" table:formula="of:=[.I58]/[.K58]" office:value-type="percentage" office:value="0.00935945434230434" calcext:value-type="percentage">
            <text:p>0.94%</text:p>
          </table:table-cell>
          <table:table-cell table:style-name="ce7" table:formula="of:=[.J58]/[.K58]" office:value-type="percentage" office:value="0.990640545657696" calcext:value-type="percentage">
            <text:p>99.06%</text:p>
          </table:table-cell>
          <table:table-cell table:style-name="ce7" table:formula="of:=[.I59]+[.J59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10"/>
          <table:table-cell table:number-columns-repeated="5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N = 800, M = 5000</text:p>
          </table:table-cell>
          <table:covered-table-cell table:number-columns-repeated="9" table:style-name="ce11"/>
          <table:covered-table-cell table:number-columns-repeated="3"/>
          <table:table-cell table:number-columns-repeated="2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4" office:value-type="string" calcext:value-type="string" table:number-columns-spanned="3" table:number-rows-spanned="1">
            <text:p>D = 64</text:p>
          </table:table-cell>
          <table:covered-table-cell table:number-columns-repeated="2" table:style-name="ce10"/>
          <table:table-cell table:style-name="ce4" office:value-type="string" calcext:value-type="string" table:number-columns-spanned="3" table:number-rows-spanned="1">
            <text:p>D = 128</text:p>
          </table:table-cell>
          <table:covered-table-cell table:number-columns-repeated="2" table:style-name="ce10"/>
          <table:table-cell table:style-name="ce4" office:value-type="string" calcext:value-type="string" table:number-columns-spanned="3" table:number-rows-spanned="1">
            <text:p>D = 256</text:p>
          </table:table-cell>
          <table:covered-table-cell table:number-columns-repeated="2" table:style-name="ce10"/>
          <table:table-cell table:style-name="ce4" office:value-type="string" calcext:value-type="string" table:number-columns-spanned="3" table:number-rows-spanned="1">
            <text:p>D = 512</text:p>
          </table:table-cell>
          <table:covered-table-cell table:number-columns-repeated="2" table:style-name="ce10"/>
          <table:table-cell table:number-columns-repeated="2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10" office:value-type="string" calcext:value-type="string">
            <text:p>Total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" table:number-rows-spanned="4">
            <text:p>Serial</text:p>
          </table:table-cell>
          <table:table-cell office:value-type="string" calcext:value-type="string" table:number-columns-spanned="1" table:number-rows-spanned="2">
            <text:p>Euclid Quicksort</text:p>
          </table:table-cell>
          <table:table-cell table:style-name="ce5" office:value-type="float" office:value="0.674948" calcext:value-type="float">
            <text:p>0.674948</text:p>
          </table:table-cell>
          <table:table-cell office:value-type="float" office:value="0.515213" calcext:value-type="float">
            <text:p>0.515213</text:p>
          </table:table-cell>
          <table:table-cell table:formula="of:=[.C64]+[.D64]" office:value-type="float" office:value="1.190161" calcext:value-type="float">
            <text:p>1.190161</text:p>
          </table:table-cell>
          <table:table-cell office:value-type="float" office:value="1.315786" calcext:value-type="float">
            <text:p>1.315786</text:p>
          </table:table-cell>
          <table:table-cell office:value-type="float" office:value="0.515559" calcext:value-type="float">
            <text:p>0.515559</text:p>
          </table:table-cell>
          <table:table-cell table:formula="of:=[.F64]+[.G64]" office:value-type="float" office:value="1.831345" calcext:value-type="float">
            <text:p>1.831345</text:p>
          </table:table-cell>
          <table:table-cell office:value-type="float" office:value="2.841606" calcext:value-type="float">
            <text:p>2.841606</text:p>
          </table:table-cell>
          <table:table-cell office:value-type="float" office:value="0.535521" calcext:value-type="float">
            <text:p>0.535521</text:p>
          </table:table-cell>
          <table:table-cell table:formula="of:=[.I64]+[.J64]" office:value-type="float" office:value="3.377127" calcext:value-type="float">
            <text:p>3.377127</text:p>
          </table:table-cell>
          <table:table-cell table:style-name="ce5" office:value-type="float" office:value="5.132581" calcext:value-type="float">
            <text:p>5.132581</text:p>
          </table:table-cell>
          <table:table-cell table:style-name="ce5" office:value-type="float" office:value="0.506111" calcext:value-type="float">
            <text:p>0.506111</text:p>
          </table:table-cell>
          <table:table-cell table:style-name="ce5" table:formula="of:=[.L64]+[.M64]" office:value-type="float" office:value="5.638692" calcext:value-type="float">
            <text:p>5.638692</text:p>
          </table:table-cell>
          <table:table-cell table:style-name="ce8" table:formula="of:=SUM([.E64];[.H64];[.K64];[.N64])" office:value-type="float" office:value="12.037325" calcext:value-type="float">
            <text:p>12.037325</text:p>
          </table:table-cell>
          <table:table-cell/>
        </table:table-row>
        <table:table-row table:style-name="ro2">
          <table:covered-table-cell table:style-name="ce4"/>
          <table:covered-table-cell table:style-name="ce10"/>
          <table:table-cell table:formula="of:=[.C64]/[.E64]" office:value-type="percentage" office:value="0.567106467108232" calcext:value-type="percentage">
            <text:p>56.71%</text:p>
          </table:table-cell>
          <table:table-cell table:style-name="ce7" table:formula="of:=[.D64]/[.E64]" office:value-type="percentage" office:value="0.432893532891768" calcext:value-type="percentage">
            <text:p>43.29%</text:p>
          </table:table-cell>
          <table:table-cell table:style-name="ce7" table:formula="of:=[.C65]+[.D65]" office:value-type="percentage" office:value="1" calcext:value-type="percentage">
            <text:p>100.00%</text:p>
          </table:table-cell>
          <table:table-cell table:style-name="ce7" table:formula="of:=[.F64]/[.H64]" office:value-type="percentage" office:value="0.718480679500586" calcext:value-type="percentage">
            <text:p>71.85%</text:p>
          </table:table-cell>
          <table:table-cell table:style-name="ce7" table:formula="of:=[.G64]/[.H64]" office:value-type="percentage" office:value="0.281519320499414" calcext:value-type="percentage">
            <text:p>28.15%</text:p>
          </table:table-cell>
          <table:table-cell table:style-name="ce7" table:formula="of:=[.F65]+[.G65]" office:value-type="percentage" office:value="1" calcext:value-type="percentage">
            <text:p>100.00%</text:p>
          </table:table-cell>
          <table:table-cell table:style-name="ce7" table:formula="of:=[.I64]/[.K64]" office:value-type="percentage" office:value="0.84142704730974" calcext:value-type="percentage">
            <text:p>84.14%</text:p>
          </table:table-cell>
          <table:table-cell table:style-name="ce7" table:formula="of:=[.J64]/[.K64]" office:value-type="percentage" office:value="0.15857295269026" calcext:value-type="percentage">
            <text:p>15.86%</text:p>
          </table:table-cell>
          <table:table-cell table:style-name="ce7" table:formula="of:=[.I65]+[.J65]" office:value-type="percentage" office:value="1" calcext:value-type="percentage">
            <text:p>100.00%</text:p>
          </table:table-cell>
          <table:table-cell table:style-name="ce7" table:formula="of:=[.L64]/[.N64]" office:value-type="percentage" office:value="0.910243191151423" calcext:value-type="percentage">
            <text:p>91.02%</text:p>
          </table:table-cell>
          <table:table-cell table:style-name="ce7" table:formula="of:=[.M64]/[.N64]" office:value-type="percentage" office:value="0.0897568088485769" calcext:value-type="percentage">
            <text:p>8.98%</text:p>
          </table:table-cell>
          <table:table-cell table:style-name="ce5" table:formula="of:=[.L65]+[.M65]" office:value-type="float" office:value="1" calcext:value-type="float">
            <text:p>1</text:p>
          </table:table-cell>
          <table:table-cell table:style-name="ce10"/>
          <table:table-cell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Quicksort</text:p>
          </table:table-cell>
          <table:table-cell table:style-name="ce5" office:value-type="float" office:value="1.976354" calcext:value-type="float">
            <text:p>1.976354</text:p>
          </table:table-cell>
          <table:table-cell office:value-type="float" office:value="0.520283" calcext:value-type="float">
            <text:p>0.520283</text:p>
          </table:table-cell>
          <table:table-cell table:formula="of:=[.C66]+[.D66]" office:value-type="float" office:value="2.496637" calcext:value-type="float">
            <text:p>2.496637</text:p>
          </table:table-cell>
          <table:table-cell office:value-type="float" office:value="4.081035" calcext:value-type="float">
            <text:p>4.081035</text:p>
          </table:table-cell>
          <table:table-cell office:value-type="float" office:value="0.512601" calcext:value-type="float">
            <text:p>0.512601</text:p>
          </table:table-cell>
          <table:table-cell table:formula="of:=[.F66]+[.G66]" office:value-type="float" office:value="4.593636" calcext:value-type="float">
            <text:p>4.593636</text:p>
          </table:table-cell>
          <table:table-cell office:value-type="float" office:value="8.34295" calcext:value-type="float">
            <text:p>8.34295</text:p>
          </table:table-cell>
          <table:table-cell office:value-type="float" office:value="0.510896" calcext:value-type="float">
            <text:p>0.510896</text:p>
          </table:table-cell>
          <table:table-cell table:formula="of:=[.I66]+[.J66]" office:value-type="float" office:value="8.853846" calcext:value-type="float">
            <text:p>8.853846</text:p>
          </table:table-cell>
          <table:table-cell table:style-name="ce5" office:value-type="float" office:value="16.495382" calcext:value-type="float">
            <text:p>16.495382</text:p>
          </table:table-cell>
          <table:table-cell table:style-name="ce5" office:value-type="float" office:value="0.506719" calcext:value-type="float">
            <text:p>0.506719</text:p>
          </table:table-cell>
          <table:table-cell table:style-name="ce5" table:formula="of:=[.L66]+[.M66]" office:value-type="float" office:value="17.002101" calcext:value-type="float">
            <text:p>17.002101</text:p>
          </table:table-cell>
          <table:table-cell table:style-name="ce8" table:formula="of:=SUM([.E66];[.H66];[.K66];[.N66])" office:value-type="float" office:value="32.94622" calcext:value-type="float">
            <text:p>32.94622</text:p>
          </table:table-cell>
          <table:table-cell/>
        </table:table-row>
        <table:table-row table:style-name="ro2">
          <table:covered-table-cell/>
          <table:covered-table-cell table:style-name="ce10"/>
          <table:table-cell table:formula="of:=[.C66]/[.E66]" office:value-type="percentage" office:value="0.791606469022129" calcext:value-type="percentage">
            <text:p>79.16%</text:p>
          </table:table-cell>
          <table:table-cell table:style-name="ce7" table:formula="of:=[.D66]/[.E66]" office:value-type="percentage" office:value="0.208393530977871" calcext:value-type="percentage">
            <text:p>20.84%</text:p>
          </table:table-cell>
          <table:table-cell table:style-name="ce7" table:formula="of:=[.C67]+[.D67]" office:value-type="percentage" office:value="1" calcext:value-type="percentage">
            <text:p>100.00%</text:p>
          </table:table-cell>
          <table:table-cell table:style-name="ce7" table:formula="of:=[.F66]/[.H66]" office:value-type="percentage" office:value="0.888410618516574" calcext:value-type="percentage">
            <text:p>88.84%</text:p>
          </table:table-cell>
          <table:table-cell table:style-name="ce7" table:formula="of:=[.G66]/[.H66]" office:value-type="percentage" office:value="0.111589381483426" calcext:value-type="percentage">
            <text:p>11.16%</text:p>
          </table:table-cell>
          <table:table-cell table:style-name="ce7" table:formula="of:=[.F67]+[.G67]" office:value-type="percentage" office:value="1" calcext:value-type="percentage">
            <text:p>100.00%</text:p>
          </table:table-cell>
          <table:table-cell table:style-name="ce7" table:formula="of:=[.I66]/[.K66]" office:value-type="percentage" office:value="0.942296714896555" calcext:value-type="percentage">
            <text:p>94.23%</text:p>
          </table:table-cell>
          <table:table-cell table:style-name="ce7" table:formula="of:=[.J66]/[.K66]" office:value-type="percentage" office:value="0.0577032851034454" calcext:value-type="percentage">
            <text:p>5.77%</text:p>
          </table:table-cell>
          <table:table-cell table:style-name="ce7" table:formula="of:=[.I67]+[.J67]" office:value-type="percentage" office:value="1" calcext:value-type="percentage">
            <text:p>100.00%</text:p>
          </table:table-cell>
          <table:table-cell table:style-name="ce7" table:formula="of:=[.L66]/[.N66]" office:value-type="percentage" office:value="0.970196683339312" calcext:value-type="percentage">
            <text:p>97.02%</text:p>
          </table:table-cell>
          <table:table-cell table:style-name="ce7" table:formula="of:=[.M66]/[.N66]" office:value-type="percentage" office:value="0.029803316660688" calcext:value-type="percentage">
            <text:p>2.98%</text:p>
          </table:table-cell>
          <table:table-cell table:style-name="ce5" table:formula="of:=[.L67]+[.M67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4" office:value-type="string" calcext:value-type="string" table:number-columns-spanned="3" table:number-rows-spanned="1">
            <text:p>D = 64</text:p>
          </table:table-cell>
          <table:covered-table-cell table:number-columns-repeated="2" table:style-name="ce10"/>
          <table:table-cell table:style-name="ce4" office:value-type="string" calcext:value-type="string" table:number-columns-spanned="3" table:number-rows-spanned="1">
            <text:p>D = 128</text:p>
          </table:table-cell>
          <table:covered-table-cell table:number-columns-repeated="2" table:style-name="ce10"/>
          <table:table-cell table:style-name="ce4" office:value-type="string" calcext:value-type="string" table:number-columns-spanned="3" table:number-rows-spanned="1">
            <text:p>D = 256</text:p>
          </table:table-cell>
          <table:covered-table-cell table:number-columns-repeated="2" table:style-name="ce10"/>
          <table:table-cell table:style-name="ce4" office:value-type="string" calcext:value-type="string" table:number-columns-spanned="3" table:number-rows-spanned="1">
            <text:p>D = 512</text:p>
          </table:table-cell>
          <table:covered-table-cell table:number-columns-repeated="2" table:style-name="ce10"/>
          <table:table-cell table:number-columns-repeated="2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Speedup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4">
            <text:p>Parallel – Sections</text:p>
          </table:table-cell>
          <table:table-cell office:value-type="string" calcext:value-type="string" table:number-columns-spanned="1" table:number-rows-spanned="2">
            <text:p>Euclid Quicksort</text:p>
          </table:table-cell>
          <table:table-cell table:style-name="ce5" office:value-type="float" office:value="0.177186" calcext:value-type="float">
            <text:p>0.177186</text:p>
          </table:table-cell>
          <table:table-cell office:value-type="float" office:value="0.553123" calcext:value-type="float">
            <text:p>0.553123</text:p>
          </table:table-cell>
          <table:table-cell table:formula="of:=[.C70]+[.D70]" office:value-type="float" office:value="0.730309" calcext:value-type="float">
            <text:p>0.730309</text:p>
          </table:table-cell>
          <table:table-cell office:value-type="float" office:value="0.351709" calcext:value-type="float">
            <text:p>0.351709</text:p>
          </table:table-cell>
          <table:table-cell office:value-type="float" office:value="0.55312" calcext:value-type="float">
            <text:p>0.55312</text:p>
          </table:table-cell>
          <table:table-cell table:formula="of:=[.F70]+[.G70]" office:value-type="float" office:value="0.904829" calcext:value-type="float">
            <text:p>0.904829</text:p>
          </table:table-cell>
          <table:table-cell office:value-type="float" office:value="0.686863" calcext:value-type="float">
            <text:p>0.686863</text:p>
          </table:table-cell>
          <table:table-cell office:value-type="float" office:value="0.550247" calcext:value-type="float">
            <text:p>0.550247</text:p>
          </table:table-cell>
          <table:table-cell table:formula="of:=[.I70]+[.J70]" office:value-type="float" office:value="1.23711" calcext:value-type="float">
            <text:p>1.23711</text:p>
          </table:table-cell>
          <table:table-cell table:style-name="ce5" office:value-type="float" office:value="1.34542" calcext:value-type="float">
            <text:p>1.34542</text:p>
          </table:table-cell>
          <table:table-cell table:style-name="ce5" office:value-type="float" office:value="0.541005" calcext:value-type="float">
            <text:p>0.541005</text:p>
          </table:table-cell>
          <table:table-cell table:style-name="ce5" table:formula="of:=[.L70]+[.M70]" office:value-type="float" office:value="1.886425" calcext:value-type="float">
            <text:p>1.886425</text:p>
          </table:table-cell>
          <table:table-cell table:style-name="ce8" table:formula="of:=SUM([.E70];[.H70];[.K70];[.N70])" office:value-type="float" office:value="4.758673" calcext:value-type="float">
            <text:p>4.758673</text:p>
          </table:table-cell>
          <table:table-cell table:formula="of:=[.O70]/[.O64]" office:value-type="float" office:value="0.395326453344078" calcext:value-type="float">
            <text:p>0.395326453344078</text:p>
          </table:table-cell>
        </table:table-row>
        <table:table-row table:style-name="ro2">
          <table:covered-table-cell table:style-name="ce4"/>
          <table:covered-table-cell table:style-name="ce10"/>
          <table:table-cell table:formula="of:=[.C70]/[.E70]" office:value-type="percentage" office:value="0.242617850800141" calcext:value-type="percentage">
            <text:p>24.26%</text:p>
          </table:table-cell>
          <table:table-cell table:style-name="ce7" table:formula="of:=[.D70]/[.E70]" office:value-type="percentage" office:value="0.757382149199859" calcext:value-type="percentage">
            <text:p>75.74%</text:p>
          </table:table-cell>
          <table:table-cell table:style-name="ce7" table:formula="of:=[.C71]+[.D71]" office:value-type="percentage" office:value="1" calcext:value-type="percentage">
            <text:p>100.00%</text:p>
          </table:table-cell>
          <table:table-cell table:style-name="ce7" table:formula="of:=[.F70]/[.H70]" office:value-type="percentage" office:value="0.388702174665047" calcext:value-type="percentage">
            <text:p>38.87%</text:p>
          </table:table-cell>
          <table:table-cell table:style-name="ce7" table:formula="of:=[.G70]/[.H70]" office:value-type="percentage" office:value="0.611297825334953" calcext:value-type="percentage">
            <text:p>61.13%</text:p>
          </table:table-cell>
          <table:table-cell table:style-name="ce7" table:formula="of:=[.F71]+[.G71]" office:value-type="percentage" office:value="1" calcext:value-type="percentage">
            <text:p>100.00%</text:p>
          </table:table-cell>
          <table:table-cell table:style-name="ce7" table:formula="of:=[.I70]/[.K70]" office:value-type="percentage" office:value="0.555215785176743" calcext:value-type="percentage">
            <text:p>55.52%</text:p>
          </table:table-cell>
          <table:table-cell table:style-name="ce7" table:formula="of:=[.J70]/[.K70]" office:value-type="percentage" office:value="0.444784214823257" calcext:value-type="percentage">
            <text:p>44.48%</text:p>
          </table:table-cell>
          <table:table-cell table:style-name="ce7" table:formula="of:=[.I71]+[.J71]" office:value-type="percentage" office:value="1" calcext:value-type="percentage">
            <text:p>100.00%</text:p>
          </table:table-cell>
          <table:table-cell table:style-name="ce7" table:formula="of:=[.L70]/[.N70]" office:value-type="percentage" office:value="0.713211497939224" calcext:value-type="percentage">
            <text:p>71.32%</text:p>
          </table:table-cell>
          <table:table-cell table:style-name="ce7" table:formula="of:=[.M70]/[.N70]" office:value-type="percentage" office:value="0.286788502060776" calcext:value-type="percentage">
            <text:p>28.68%</text:p>
          </table:table-cell>
          <table:table-cell table:style-name="ce5" table:formula="of:=[.L71]+[.M71]" office:value-type="float" office:value="1" calcext:value-type="float">
            <text:p>1</text:p>
          </table:table-cell>
          <table:table-cell table:style-name="ce10"/>
          <table:table-cell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Quicksort</text:p>
          </table:table-cell>
          <table:table-cell table:style-name="ce5" office:value-type="float" office:value="0.501356" calcext:value-type="float">
            <text:p>0.501356</text:p>
          </table:table-cell>
          <table:table-cell office:value-type="float" office:value="0.551249" calcext:value-type="float">
            <text:p>0.551249</text:p>
          </table:table-cell>
          <table:table-cell table:formula="of:=[.C72]+[.D72]" office:value-type="float" office:value="1.052605" calcext:value-type="float">
            <text:p>1.052605</text:p>
          </table:table-cell>
          <table:table-cell office:value-type="float" office:value="1.285376" calcext:value-type="float">
            <text:p>1.285376</text:p>
          </table:table-cell>
          <table:table-cell office:value-type="float" office:value="0.600948" calcext:value-type="float">
            <text:p>0.600948</text:p>
          </table:table-cell>
          <table:table-cell table:formula="of:=[.F72]+[.G72]" office:value-type="float" office:value="1.886324" calcext:value-type="float">
            <text:p>1.886324</text:p>
          </table:table-cell>
          <table:table-cell office:value-type="float" office:value="2.097209" calcext:value-type="float">
            <text:p>2.097209</text:p>
          </table:table-cell>
          <table:table-cell office:value-type="float" office:value="0.54858" calcext:value-type="float">
            <text:p>0.54858</text:p>
          </table:table-cell>
          <table:table-cell table:formula="of:=[.I72]+[.J72]" office:value-type="float" office:value="2.645789" calcext:value-type="float">
            <text:p>2.645789</text:p>
          </table:table-cell>
          <table:table-cell table:style-name="ce5" office:value-type="float" office:value="4.200083" calcext:value-type="float">
            <text:p>4.200083</text:p>
          </table:table-cell>
          <table:table-cell table:style-name="ce5" office:value-type="float" office:value="0.543786" calcext:value-type="float">
            <text:p>0.543786</text:p>
          </table:table-cell>
          <table:table-cell table:style-name="ce5" table:formula="of:=[.L72]+[.M72]" office:value-type="float" office:value="4.743869" calcext:value-type="float">
            <text:p>4.743869</text:p>
          </table:table-cell>
          <table:table-cell table:style-name="ce8" table:formula="of:=SUM([.E72];[.H72];[.K72];[.N72])" office:value-type="float" office:value="10.328587" calcext:value-type="float">
            <text:p>10.328587</text:p>
          </table:table-cell>
          <table:table-cell table:formula="of:=[.O72]/[.O66]" office:value-type="float" office:value="0.313498392228304" calcext:value-type="float">
            <text:p>0.313498392228304</text:p>
          </table:table-cell>
        </table:table-row>
        <table:table-row table:style-name="ro2">
          <table:covered-table-cell/>
          <table:covered-table-cell table:style-name="ce10"/>
          <table:table-cell table:formula="of:=[.C72]/[.E72]" office:value-type="percentage" office:value="0.476300226580721" calcext:value-type="percentage">
            <text:p>47.63%</text:p>
          </table:table-cell>
          <table:table-cell table:style-name="ce7" table:formula="of:=[.D72]/[.E72]" office:value-type="percentage" office:value="0.523699773419279" calcext:value-type="percentage">
            <text:p>52.37%</text:p>
          </table:table-cell>
          <table:table-cell table:style-name="ce7" table:formula="of:=[.C73]+[.D73]" office:value-type="percentage" office:value="1" calcext:value-type="percentage">
            <text:p>100.00%</text:p>
          </table:table-cell>
          <table:table-cell table:style-name="ce7" table:formula="of:=[.F72]/[.H72]" office:value-type="percentage" office:value="0.681418462575888" calcext:value-type="percentage">
            <text:p>68.14%</text:p>
          </table:table-cell>
          <table:table-cell table:style-name="ce7" table:formula="of:=[.G72]/[.H72]" office:value-type="percentage" office:value="0.318581537424112" calcext:value-type="percentage">
            <text:p>31.86%</text:p>
          </table:table-cell>
          <table:table-cell table:style-name="ce7" table:formula="of:=[.F73]+[.G73]" office:value-type="percentage" office:value="1" calcext:value-type="percentage">
            <text:p>100.00%</text:p>
          </table:table-cell>
          <table:table-cell table:style-name="ce7" table:formula="of:=[.I72]/[.K72]" office:value-type="percentage" office:value="0.792659202982551" calcext:value-type="percentage">
            <text:p>79.27%</text:p>
          </table:table-cell>
          <table:table-cell table:style-name="ce7" table:formula="of:=[.J72]/[.K72]" office:value-type="percentage" office:value="0.207340797017449" calcext:value-type="percentage">
            <text:p>20.73%</text:p>
          </table:table-cell>
          <table:table-cell table:style-name="ce7" table:formula="of:=[.I73]+[.J73]" office:value-type="percentage" office:value="1" calcext:value-type="percentage">
            <text:p>100.00%</text:p>
          </table:table-cell>
          <table:table-cell table:style-name="ce7" table:formula="of:=[.L72]/[.N72]" office:value-type="percentage" office:value="0.885370780685554" calcext:value-type="percentage">
            <text:p>88.54%</text:p>
          </table:table-cell>
          <table:table-cell table:style-name="ce7" table:formula="of:=[.M72]/[.N72]" office:value-type="percentage" office:value="0.114629219314446" calcext:value-type="percentage">
            <text:p>11.46%</text:p>
          </table:table-cell>
          <table:table-cell table:style-name="ce5" table:formula="of:=[.L73]+[.M73]" office:value-type="float" office:value="1" calcext:value-type="float">
            <text:p>1</text:p>
          </table:table-cell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column table:style-name="co3" table:default-cell-style-name="ce4"/>
        <table:table-column table:style-name="co3" table:number-columns-repeated="9" table:default-cell-style-name="ce11"/>
        <table:table-row table:style-name="ro1">
          <table:table-cell table:style-name="ce2" office:value-type="string" calcext:value-type="string" table:number-columns-spanned="11" table:number-rows-spanned="1">
            <text:p>D = 32, M = 1000</text:p>
          </table:table-cell>
          <table:covered-table-cell table:style-name="ce9"/>
          <table:covered-table-cell table:number-columns-repeated="9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4" office:value-type="string" calcext:value-type="string" table:number-columns-spanned="3" table:number-rows-spanned="1">
            <text:p>N = 200</text:p>
          </table:table-cell>
          <table:covered-table-cell table:number-columns-repeated="2" table:style-name="ce10"/>
          <table:table-cell table:style-name="ce4" office:value-type="string" calcext:value-type="string" table:number-columns-spanned="3" table:number-rows-spanned="1">
            <text:p>N = 800</text:p>
          </table:table-cell>
          <table:covered-table-cell table:number-columns-repeated="2" table:style-name="ce10"/>
          <table:table-cell table:style-name="ce4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0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12">
            <text:p>Serial</text:p>
          </table:table-cell>
          <table:table-cell office:value-type="string" calcext:value-type="string" table:number-columns-spanned="1" table:number-rows-spanned="2">
            <text:p>Euclid Quicksort</text:p>
          </table:table-cell>
          <table:table-cell office:value-type="float" office:value="0.02133" calcext:value-type="float">
            <text:p>0.02133</text:p>
          </table:table-cell>
          <table:table-cell office:value-type="float" office:value="0.023122" calcext:value-type="float">
            <text:p>0.023122</text:p>
          </table:table-cell>
          <table:table-cell table:formula="of:=[.C4]+[.D4]" office:value-type="float" office:value="0.044452" calcext:value-type="float">
            <text:p>0.044452</text:p>
          </table:table-cell>
          <table:table-cell office:value-type="float" office:value="0.074729" calcext:value-type="float">
            <text:p>0.074729</text:p>
          </table:table-cell>
          <table:table-cell office:value-type="float" office:value="0.084901" calcext:value-type="float">
            <text:p>0.084901</text:p>
          </table:table-cell>
          <table:table-cell table:formula="of:=[.F4]+[.G4]" office:value-type="float" office:value="0.15963" calcext:value-type="float">
            <text:p>0.15963</text:p>
          </table:table-cell>
          <table:table-cell office:value-type="float" office:value="0.148413" calcext:value-type="float">
            <text:p>0.148413</text:p>
          </table:table-cell>
          <table:table-cell office:value-type="float" office:value="0.167418" calcext:value-type="float">
            <text:p>0.167418</text:p>
          </table:table-cell>
          <table:table-cell table:formula="of:=[.I4]+[.J4]" office:value-type="float" office:value="0.315831" calcext:value-type="float">
            <text:p>0.315831</text:p>
          </table:table-cell>
        </table:table-row>
        <table:table-row table:style-name="ro2">
          <table:covered-table-cell table:style-name="ce4"/>
          <table:covered-table-cell table:style-name="ce10"/>
          <table:table-cell table:style-name="ce7" table:formula="of:=[.C4]/[.E4]" office:value-type="percentage" office:value="0.479843426617475" calcext:value-type="percentage">
            <text:p>47.98%</text:p>
          </table:table-cell>
          <table:table-cell table:style-name="ce7" table:formula="of:=[.D4]/[.E4]" office:value-type="percentage" office:value="0.520156573382525" calcext:value-type="percentage">
            <text:p>52.02%</text:p>
          </table:table-cell>
          <table:table-cell table:style-name="ce7" table:formula="of:=[.C5]+[.D5]" office:value-type="percentage" office:value="1" calcext:value-type="percentage">
            <text:p>100.00%</text:p>
          </table:table-cell>
          <table:table-cell table:style-name="ce7" table:formula="of:=[.F4]/[.H4]" office:value-type="percentage" office:value="0.468138821023617" calcext:value-type="percentage">
            <text:p>46.81%</text:p>
          </table:table-cell>
          <table:table-cell table:style-name="ce7" table:formula="of:=[.G4]/[.H4]" office:value-type="percentage" office:value="0.531861178976383" calcext:value-type="percentage">
            <text:p>53.19%</text:p>
          </table:table-cell>
          <table:table-cell table:style-name="ce7" table:formula="of:=[.F5]+[.G5]" office:value-type="percentage" office:value="1" calcext:value-type="percentage">
            <text:p>100.00%</text:p>
          </table:table-cell>
          <table:table-cell table:style-name="ce7" table:formula="of:=[.I4]/[.K4]" office:value-type="percentage" office:value="0.469912706479098" calcext:value-type="percentage">
            <text:p>46.99%</text:p>
          </table:table-cell>
          <table:table-cell table:style-name="ce7" table:formula="of:=[.J4]/[.K4]" office:value-type="percentage" office:value="0.530087293520902" calcext:value-type="percentage">
            <text:p>53.01%</text:p>
          </table:table-cell>
          <table:table-cell table:style-name="ce7" table:formula="of:=[.I5]+[.J5]" office:value-type="percentage" office:value="1" calcext:value-type="percentage">
            <text:p>100.00%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Mergesort</text:p>
          </table:table-cell>
          <table:table-cell office:value-type="float" office:value="0.018935" calcext:value-type="float">
            <text:p>0.018935</text:p>
          </table:table-cell>
          <table:table-cell office:value-type="float" office:value="0.020924" calcext:value-type="float">
            <text:p>0.020924</text:p>
          </table:table-cell>
          <table:table-cell table:formula="of:=[.C6]+[.D6]" office:value-type="float" office:value="0.039859" calcext:value-type="float">
            <text:p>0.039859</text:p>
          </table:table-cell>
          <table:table-cell office:value-type="float" office:value="0.078226" calcext:value-type="float">
            <text:p>0.078226</text:p>
          </table:table-cell>
          <table:table-cell office:value-type="float" office:value="0.083202" calcext:value-type="float">
            <text:p>0.083202</text:p>
          </table:table-cell>
          <table:table-cell table:formula="of:=[.F6]+[.G6]" office:value-type="float" office:value="0.161428" calcext:value-type="float">
            <text:p>0.161428</text:p>
          </table:table-cell>
          <table:table-cell office:value-type="float" office:value="0.146966" calcext:value-type="float">
            <text:p>0.146966</text:p>
          </table:table-cell>
          <table:table-cell office:value-type="float" office:value="0.166312" calcext:value-type="float">
            <text:p>0.166312</text:p>
          </table:table-cell>
          <table:table-cell table:formula="of:=[.I6]+[.J6]" office:value-type="float" office:value="0.313278" calcext:value-type="float">
            <text:p>0.313278</text:p>
          </table:table-cell>
        </table:table-row>
        <table:table-row table:style-name="ro2">
          <table:covered-table-cell/>
          <table:covered-table-cell table:style-name="ce10"/>
          <table:table-cell table:style-name="ce7" table:formula="of:=[.C6]/[.E6]" office:value-type="percentage" office:value="0.475049549662561" calcext:value-type="percentage">
            <text:p>47.50%</text:p>
          </table:table-cell>
          <table:table-cell table:style-name="ce7" table:formula="of:=[.D6]/[.E6]" office:value-type="percentage" office:value="0.524950450337439" calcext:value-type="percentage">
            <text:p>52.50%</text:p>
          </table:table-cell>
          <table:table-cell table:style-name="ce7" table:formula="of:=[.C7]+[.D7]" office:value-type="percentage" office:value="1" calcext:value-type="percentage">
            <text:p>100.00%</text:p>
          </table:table-cell>
          <table:table-cell table:style-name="ce7" table:formula="of:=[.F6]/[.H6]" office:value-type="percentage" office:value="0.484587556062145" calcext:value-type="percentage">
            <text:p>48.46%</text:p>
          </table:table-cell>
          <table:table-cell table:style-name="ce7" table:formula="of:=[.G6]/[.H6]" office:value-type="percentage" office:value="0.515412443937855" calcext:value-type="percentage">
            <text:p>51.54%</text:p>
          </table:table-cell>
          <table:table-cell table:style-name="ce7" table:formula="of:=[.F7]+[.G7]" office:value-type="percentage" office:value="1" calcext:value-type="percentage">
            <text:p>100.00%</text:p>
          </table:table-cell>
          <table:table-cell table:style-name="ce7" table:formula="of:=[.I6]/[.K6]" office:value-type="percentage" office:value="0.469123270705252" calcext:value-type="percentage">
            <text:p>46.91%</text:p>
          </table:table-cell>
          <table:table-cell table:style-name="ce7" table:formula="of:=[.J6]/[.K6]" office:value-type="percentage" office:value="0.530876729294748" calcext:value-type="percentage">
            <text:p>53.09%</text:p>
          </table:table-cell>
          <table:table-cell table:style-name="ce7" table:formula="of:=[.I7]+[.J7]" office:value-type="percentage" office:value="1" calcext:value-type="percentage">
            <text:p>100.00%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Bubblesort</text:p>
          </table:table-cell>
          <table:table-cell office:value-type="float" office:value="0.019371" calcext:value-type="float">
            <text:p>0.019371</text:p>
          </table:table-cell>
          <table:table-cell office:value-type="float" office:value="0.531754" calcext:value-type="float">
            <text:p>0.531754</text:p>
          </table:table-cell>
          <table:table-cell table:formula="of:=[.C8]+[.D8]" office:value-type="float" office:value="0.551125" calcext:value-type="float">
            <text:p>0.551125</text:p>
          </table:table-cell>
          <table:table-cell office:value-type="float" office:value="0.074229" calcext:value-type="float">
            <text:p>0.074229</text:p>
          </table:table-cell>
          <table:table-cell office:value-type="float" office:value="2.143703" calcext:value-type="float">
            <text:p>2.143703</text:p>
          </table:table-cell>
          <table:table-cell table:formula="of:=[.F8]+[.G8]" office:value-type="float" office:value="2.217932" calcext:value-type="float">
            <text:p>2.217932</text:p>
          </table:table-cell>
          <table:table-cell office:value-type="float" office:value="0.147234" calcext:value-type="float">
            <text:p>0.147234</text:p>
          </table:table-cell>
          <table:table-cell office:value-type="float" office:value="4.304201" calcext:value-type="float">
            <text:p>4.304201</text:p>
          </table:table-cell>
          <table:table-cell table:formula="of:=[.I8]+[.J8]" office:value-type="float" office:value="4.451435" calcext:value-type="float">
            <text:p>4.451435</text:p>
          </table:table-cell>
        </table:table-row>
        <table:table-row table:style-name="ro2">
          <table:covered-table-cell/>
          <table:covered-table-cell table:style-name="ce10"/>
          <table:table-cell table:style-name="ce7" table:formula="of:=[.C8]/[.E8]" office:value-type="percentage" office:value="0.0351481061465185" calcext:value-type="percentage">
            <text:p>3.51%</text:p>
          </table:table-cell>
          <table:table-cell table:style-name="ce7" table:formula="of:=[.D8]/[.E8]" office:value-type="percentage" office:value="0.964851893853481" calcext:value-type="percentage">
            <text:p>96.49%</text:p>
          </table:table-cell>
          <table:table-cell table:style-name="ce7" table:formula="of:=[.C9]+[.D9]" office:value-type="percentage" office:value="1" calcext:value-type="percentage">
            <text:p>100.00%</text:p>
          </table:table-cell>
          <table:table-cell table:style-name="ce7" table:formula="of:=[.F8]/[.H8]" office:value-type="percentage" office:value="0.0334676626695498" calcext:value-type="percentage">
            <text:p>3.35%</text:p>
          </table:table-cell>
          <table:table-cell table:style-name="ce7" table:formula="of:=[.G8]/[.H8]" office:value-type="percentage" office:value="0.96653233733045" calcext:value-type="percentage">
            <text:p>96.65%</text:p>
          </table:table-cell>
          <table:table-cell table:style-name="ce7" table:formula="of:=[.F9]+[.G9]" office:value-type="percentage" office:value="1" calcext:value-type="percentage">
            <text:p>100.00%</text:p>
          </table:table-cell>
          <table:table-cell table:style-name="ce7" table:formula="of:=[.I8]/[.K8]" office:value-type="percentage" office:value="0.0330756261744808" calcext:value-type="percentage">
            <text:p>3.31%</text:p>
          </table:table-cell>
          <table:table-cell table:style-name="ce7" table:formula="of:=[.J8]/[.K8]" office:value-type="percentage" office:value="0.966924373825519" calcext:value-type="percentage">
            <text:p>96.69%</text:p>
          </table:table-cell>
          <table:table-cell table:style-name="ce7" table:formula="of:=[.I9]+[.J9]" office:value-type="percentage" office:value="1" calcext:value-type="percentage">
            <text:p>100.00%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Quicksort</text:p>
          </table:table-cell>
          <table:table-cell office:value-type="float" office:value="0.048478" calcext:value-type="float">
            <text:p>0.048478</text:p>
          </table:table-cell>
          <table:table-cell office:value-type="float" office:value="0.020886" calcext:value-type="float">
            <text:p>0.020886</text:p>
          </table:table-cell>
          <table:table-cell table:formula="of:=[.C10]+[.D10]" office:value-type="float" office:value="0.069364" calcext:value-type="float">
            <text:p>0.069364</text:p>
          </table:table-cell>
          <table:table-cell office:value-type="float" office:value="0.191908" calcext:value-type="float">
            <text:p>0.191908</text:p>
          </table:table-cell>
          <table:table-cell office:value-type="float" office:value="0.084287" calcext:value-type="float">
            <text:p>0.084287</text:p>
          </table:table-cell>
          <table:table-cell table:formula="of:=[.F10]+[.G10]" office:value-type="float" office:value="0.276195" calcext:value-type="float">
            <text:p>0.276195</text:p>
          </table:table-cell>
          <table:table-cell office:value-type="float" office:value="0.392653" calcext:value-type="float">
            <text:p>0.392653</text:p>
          </table:table-cell>
          <table:table-cell office:value-type="float" office:value="0.170683" calcext:value-type="float">
            <text:p>0.170683</text:p>
          </table:table-cell>
          <table:table-cell table:formula="of:=[.I10]+[.J10]" office:value-type="float" office:value="0.563336" calcext:value-type="float">
            <text:p>0.563336</text:p>
          </table:table-cell>
        </table:table-row>
        <table:table-row table:style-name="ro2">
          <table:covered-table-cell/>
          <table:covered-table-cell table:style-name="ce10"/>
          <table:table-cell table:style-name="ce7" table:formula="of:=[.C10]/[.E10]" office:value-type="percentage" office:value="0.698892797416527" calcext:value-type="percentage">
            <text:p>69.89%</text:p>
          </table:table-cell>
          <table:table-cell table:style-name="ce7" table:formula="of:=[.D10]/[.E10]" office:value-type="percentage" office:value="0.301107202583473" calcext:value-type="percentage">
            <text:p>30.11%</text:p>
          </table:table-cell>
          <table:table-cell table:style-name="ce7" table:formula="of:=[.C11]+[.D11]" office:value-type="percentage" office:value="1" calcext:value-type="percentage">
            <text:p>100.00%</text:p>
          </table:table-cell>
          <table:table-cell table:style-name="ce7" table:formula="of:=[.F10]/[.H10]" office:value-type="percentage" office:value="0.694827929542533" calcext:value-type="percentage">
            <text:p>69.48%</text:p>
          </table:table-cell>
          <table:table-cell table:style-name="ce7" table:formula="of:=[.G10]/[.H10]" office:value-type="percentage" office:value="0.305172070457467" calcext:value-type="percentage">
            <text:p>30.52%</text:p>
          </table:table-cell>
          <table:table-cell table:style-name="ce7" table:formula="of:=[.F11]+[.G11]" office:value-type="percentage" office:value="1" calcext:value-type="percentage">
            <text:p>100.00%</text:p>
          </table:table-cell>
          <table:table-cell table:style-name="ce7" table:formula="of:=[.I10]/[.K10]" office:value-type="percentage" office:value="0.697013860289419" calcext:value-type="percentage">
            <text:p>69.70%</text:p>
          </table:table-cell>
          <table:table-cell table:style-name="ce7" table:formula="of:=[.J10]/[.K10]" office:value-type="percentage" office:value="0.302986139710581" calcext:value-type="percentage">
            <text:p>30.30%</text:p>
          </table:table-cell>
          <table:table-cell table:style-name="ce7" table:formula="of:=[.I11]+[.J11]" office:value-type="percentage" office:value="1" calcext:value-type="percentage">
            <text:p>100.00%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Mergesort</text:p>
          </table:table-cell>
          <table:table-cell office:value-type="float" office:value="0.04822" calcext:value-type="float">
            <text:p>0.04822</text:p>
          </table:table-cell>
          <table:table-cell office:value-type="float" office:value="0.020996" calcext:value-type="float">
            <text:p>0.020996</text:p>
          </table:table-cell>
          <table:table-cell table:formula="of:=[.C12]+[.D12]" office:value-type="float" office:value="0.069216" calcext:value-type="float">
            <text:p>0.069216</text:p>
          </table:table-cell>
          <table:table-cell office:value-type="float" office:value="0.191624" calcext:value-type="float">
            <text:p>0.191624</text:p>
          </table:table-cell>
          <table:table-cell office:value-type="float" office:value="0.084608" calcext:value-type="float">
            <text:p>0.084608</text:p>
          </table:table-cell>
          <table:table-cell table:formula="of:=[.F12]+[.G12]" office:value-type="float" office:value="0.276232" calcext:value-type="float">
            <text:p>0.276232</text:p>
          </table:table-cell>
          <table:table-cell office:value-type="float" office:value="0.382254" calcext:value-type="float">
            <text:p>0.382254</text:p>
          </table:table-cell>
          <table:table-cell office:value-type="float" office:value="0.166384" calcext:value-type="float">
            <text:p>0.166384</text:p>
          </table:table-cell>
          <table:table-cell table:formula="of:=[.I12]+[.J12]" office:value-type="float" office:value="0.548638" calcext:value-type="float">
            <text:p>0.548638</text:p>
          </table:table-cell>
        </table:table-row>
        <table:table-row table:style-name="ro2">
          <table:covered-table-cell/>
          <table:covered-table-cell table:style-name="ce10"/>
          <table:table-cell table:style-name="ce7" table:formula="of:=[.C12]/[.E12]" office:value-type="percentage" office:value="0.696659731853907" calcext:value-type="percentage">
            <text:p>69.67%</text:p>
          </table:table-cell>
          <table:table-cell table:style-name="ce7" table:formula="of:=[.D12]/[.E12]" office:value-type="percentage" office:value="0.303340268146093" calcext:value-type="percentage">
            <text:p>30.33%</text:p>
          </table:table-cell>
          <table:table-cell table:style-name="ce7" table:formula="of:=[.C13]+[.D13]" office:value-type="percentage" office:value="1" calcext:value-type="percentage">
            <text:p>100.00%</text:p>
          </table:table-cell>
          <table:table-cell table:style-name="ce7" table:formula="of:=[.F12]/[.H12]" office:value-type="percentage" office:value="0.693706739262649" calcext:value-type="percentage">
            <text:p>69.37%</text:p>
          </table:table-cell>
          <table:table-cell table:style-name="ce7" table:formula="of:=[.G12]/[.H12]" office:value-type="percentage" office:value="0.306293260737351" calcext:value-type="percentage">
            <text:p>30.63%</text:p>
          </table:table-cell>
          <table:table-cell table:style-name="ce7" table:formula="of:=[.F13]+[.G13]" office:value-type="percentage" office:value="1" calcext:value-type="percentage">
            <text:p>100.00%</text:p>
          </table:table-cell>
          <table:table-cell table:style-name="ce7" table:formula="of:=[.I12]/[.K12]" office:value-type="percentage" office:value="0.696732636091558" calcext:value-type="percentage">
            <text:p>69.67%</text:p>
          </table:table-cell>
          <table:table-cell table:style-name="ce7" table:formula="of:=[.J12]/[.K12]" office:value-type="percentage" office:value="0.303267363908442" calcext:value-type="percentage">
            <text:p>30.33%</text:p>
          </table:table-cell>
          <table:table-cell table:style-name="ce7" table:formula="of:=[.I13]+[.J13]" office:value-type="percentage" office:value="1" calcext:value-type="percentage">
            <text:p>100.00%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Bubblesort</text:p>
          </table:table-cell>
          <table:table-cell office:value-type="float" office:value="0.048939" calcext:value-type="float">
            <text:p>0.048939</text:p>
          </table:table-cell>
          <table:table-cell office:value-type="float" office:value="0.532164" calcext:value-type="float">
            <text:p>0.532164</text:p>
          </table:table-cell>
          <table:table-cell table:formula="of:=[.C14]+[.D14]" office:value-type="float" office:value="0.581103" calcext:value-type="float">
            <text:p>0.581103</text:p>
          </table:table-cell>
          <table:table-cell office:value-type="float" office:value="0.196771" calcext:value-type="float">
            <text:p>0.196771</text:p>
          </table:table-cell>
          <table:table-cell office:value-type="float" office:value="2.199062" calcext:value-type="float">
            <text:p>2.199062</text:p>
          </table:table-cell>
          <table:table-cell table:formula="of:=[.F14]+[.G14]" office:value-type="float" office:value="2.395833" calcext:value-type="float">
            <text:p>2.395833</text:p>
          </table:table-cell>
          <table:table-cell office:value-type="float" office:value="0.383467" calcext:value-type="float">
            <text:p>0.383467</text:p>
          </table:table-cell>
          <table:table-cell office:value-type="float" office:value="4.262315" calcext:value-type="float">
            <text:p>4.262315</text:p>
          </table:table-cell>
          <table:table-cell table:formula="of:=[.I14]+[.J14]" office:value-type="float" office:value="4.645782" calcext:value-type="float">
            <text:p>4.645782</text:p>
          </table:table-cell>
        </table:table-row>
        <table:table-row table:style-name="ro2">
          <table:covered-table-cell/>
          <table:covered-table-cell table:style-name="ce10"/>
          <table:table-cell table:style-name="ce7" table:formula="of:=[.C14]/[.E14]" office:value-type="percentage" office:value="0.0842174278914409" calcext:value-type="percentage">
            <text:p>8.42%</text:p>
          </table:table-cell>
          <table:table-cell table:style-name="ce7" table:formula="of:=[.D14]/[.E14]" office:value-type="percentage" office:value="0.915782572108559" calcext:value-type="percentage">
            <text:p>91.58%</text:p>
          </table:table-cell>
          <table:table-cell table:style-name="ce7" table:formula="of:=[.C15]+[.D15]" office:value-type="percentage" office:value="1" calcext:value-type="percentage">
            <text:p>100.00%</text:p>
          </table:table-cell>
          <table:table-cell table:style-name="ce7" table:formula="of:=[.F14]/[.H14]" office:value-type="percentage" office:value="0.0821305157746805" calcext:value-type="percentage">
            <text:p>8.21%</text:p>
          </table:table-cell>
          <table:table-cell table:style-name="ce7" table:formula="of:=[.G14]/[.H14]" office:value-type="percentage" office:value="0.91786948422532" calcext:value-type="percentage">
            <text:p>91.79%</text:p>
          </table:table-cell>
          <table:table-cell table:style-name="ce7" table:formula="of:=[.F15]+[.G15]" office:value-type="percentage" office:value="1" calcext:value-type="percentage">
            <text:p>100.00%</text:p>
          </table:table-cell>
          <table:table-cell table:style-name="ce7" table:formula="of:=[.I14]/[.K14]" office:value-type="percentage" office:value="0.0825408940841391" calcext:value-type="percentage">
            <text:p>8.25%</text:p>
          </table:table-cell>
          <table:table-cell table:style-name="ce7" table:formula="of:=[.J14]/[.K14]" office:value-type="percentage" office:value="0.917459105915861" calcext:value-type="percentage">
            <text:p>91.75%</text:p>
          </table:table-cell>
          <table:table-cell table:style-name="ce7" table:formula="of:=[.I15]+[.J15]" office:value-type="percentage" office:value="1" calcext:value-type="percentage">
            <text:p>100.00%</text:p>
          </table:table-cell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4" office:value-type="string" calcext:value-type="string" table:number-columns-spanned="3" table:number-rows-spanned="1">
            <text:p>N = 200</text:p>
          </table:table-cell>
          <table:covered-table-cell table:number-columns-repeated="2" table:style-name="ce10"/>
          <table:table-cell table:style-name="ce4" office:value-type="string" calcext:value-type="string" table:number-columns-spanned="3" table:number-rows-spanned="1">
            <text:p>N = 800</text:p>
          </table:table-cell>
          <table:covered-table-cell table:number-columns-repeated="2" table:style-name="ce10"/>
          <table:table-cell table:style-name="ce4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0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12">
            <text:p>Parallel – Sections</text:p>
          </table:table-cell>
          <table:table-cell office:value-type="string" calcext:value-type="string" table:number-columns-spanned="1" table:number-rows-spanned="2">
            <text:p>Euclid Quicksort</text:p>
          </table:table-cell>
          <table:table-cell office:value-type="float" office:value="0.005218" calcext:value-type="float">
            <text:p>0.005218</text:p>
          </table:table-cell>
          <table:table-cell office:value-type="float" office:value="0.022326" calcext:value-type="float">
            <text:p>0.022326</text:p>
          </table:table-cell>
          <table:table-cell table:formula="of:=[.C18]+[.D18]" office:value-type="float" office:value="0.027544" calcext:value-type="float">
            <text:p>0.027544</text:p>
          </table:table-cell>
          <table:table-cell office:value-type="float" office:value="0.019432" calcext:value-type="float">
            <text:p>0.019432</text:p>
          </table:table-cell>
          <table:table-cell office:value-type="float" office:value="0.089591" calcext:value-type="float">
            <text:p>0.089591</text:p>
          </table:table-cell>
          <table:table-cell table:formula="of:=[.F18]+[.G18]" office:value-type="float" office:value="0.109023" calcext:value-type="float">
            <text:p>0.109023</text:p>
          </table:table-cell>
          <table:table-cell office:value-type="float" office:value="0.039463" calcext:value-type="float">
            <text:p>0.039463</text:p>
          </table:table-cell>
          <table:table-cell office:value-type="float" office:value="0.178609" calcext:value-type="float">
            <text:p>0.178609</text:p>
          </table:table-cell>
          <table:table-cell table:formula="of:=[.I18]+[.J18]" office:value-type="float" office:value="0.218072" calcext:value-type="float">
            <text:p>0.218072</text:p>
          </table:table-cell>
        </table:table-row>
        <table:table-row table:style-name="ro2">
          <table:covered-table-cell table:style-name="ce4"/>
          <table:covered-table-cell table:style-name="ce10"/>
          <table:table-cell table:style-name="ce7" table:formula="of:=[.C18]/[.E18]" office:value-type="percentage" office:value="0.18944234679059" calcext:value-type="percentage">
            <text:p>18.94%</text:p>
          </table:table-cell>
          <table:table-cell table:style-name="ce7" table:formula="of:=[.D18]/[.E18]" office:value-type="percentage" office:value="0.81055765320941" calcext:value-type="percentage">
            <text:p>81.06%</text:p>
          </table:table-cell>
          <table:table-cell table:style-name="ce7" table:formula="of:=[.C19]+[.D19]" office:value-type="percentage" office:value="1" calcext:value-type="percentage">
            <text:p>100.00%</text:p>
          </table:table-cell>
          <table:table-cell table:style-name="ce7" table:formula="of:=[.F18]/[.H18]" office:value-type="percentage" office:value="0.178237619584858" calcext:value-type="percentage">
            <text:p>17.82%</text:p>
          </table:table-cell>
          <table:table-cell table:style-name="ce7" table:formula="of:=[.G18]/[.H18]" office:value-type="percentage" office:value="0.821762380415142" calcext:value-type="percentage">
            <text:p>82.18%</text:p>
          </table:table-cell>
          <table:table-cell table:style-name="ce7" table:formula="of:=[.F19]+[.G19]" office:value-type="percentage" office:value="1" calcext:value-type="percentage">
            <text:p>100.00%</text:p>
          </table:table-cell>
          <table:table-cell table:style-name="ce7" table:formula="of:=[.I18]/[.K18]" office:value-type="percentage" office:value="0.180963168127958" calcext:value-type="percentage">
            <text:p>18.10%</text:p>
          </table:table-cell>
          <table:table-cell table:style-name="ce7" table:formula="of:=[.J18]/[.K18]" office:value-type="percentage" office:value="0.819036831872042" calcext:value-type="percentage">
            <text:p>81.90%</text:p>
          </table:table-cell>
          <table:table-cell table:style-name="ce7" table:formula="of:=[.I19]+[.J19]" office:value-type="percentage" office:value="1" calcext:value-type="percentage">
            <text:p>100.00%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Mergesort</text:p>
          </table:table-cell>
          <table:table-cell office:value-type="float" office:value="0.005017" calcext:value-type="float">
            <text:p>0.005017</text:p>
          </table:table-cell>
          <table:table-cell office:value-type="float" office:value="0.012565" calcext:value-type="float">
            <text:p>0.012565</text:p>
          </table:table-cell>
          <table:table-cell table:formula="of:=[.C20]+[.D20]" office:value-type="float" office:value="0.017582" calcext:value-type="float">
            <text:p>0.017582</text:p>
          </table:table-cell>
          <table:table-cell office:value-type="float" office:value="0.02015" calcext:value-type="float">
            <text:p>0.02015</text:p>
          </table:table-cell>
          <table:table-cell office:value-type="float" office:value="0.049569" calcext:value-type="float">
            <text:p>0.049569</text:p>
          </table:table-cell>
          <table:table-cell table:formula="of:=[.F20]+[.G20]" office:value-type="float" office:value="0.069719" calcext:value-type="float">
            <text:p>0.069719</text:p>
          </table:table-cell>
          <table:table-cell office:value-type="float" office:value="0.039265" calcext:value-type="float">
            <text:p>0.039265</text:p>
          </table:table-cell>
          <table:table-cell office:value-type="float" office:value="0.097854" calcext:value-type="float">
            <text:p>0.097854</text:p>
          </table:table-cell>
          <table:table-cell table:formula="of:=[.I20]+[.J20]" office:value-type="float" office:value="0.137119" calcext:value-type="float">
            <text:p>0.137119</text:p>
          </table:table-cell>
        </table:table-row>
        <table:table-row table:style-name="ro2">
          <table:covered-table-cell/>
          <table:covered-table-cell table:style-name="ce10"/>
          <table:table-cell table:style-name="ce7" table:formula="of:=[.C20]/[.E20]" office:value-type="percentage" office:value="0.285348652030486" calcext:value-type="percentage">
            <text:p>28.53%</text:p>
          </table:table-cell>
          <table:table-cell table:style-name="ce7" table:formula="of:=[.D20]/[.E20]" office:value-type="percentage" office:value="0.714651347969514" calcext:value-type="percentage">
            <text:p>71.47%</text:p>
          </table:table-cell>
          <table:table-cell table:style-name="ce7" table:formula="of:=[.C21]+[.D21]" office:value-type="percentage" office:value="1" calcext:value-type="percentage">
            <text:p>100.00%</text:p>
          </table:table-cell>
          <table:table-cell table:style-name="ce7" table:formula="of:=[.F20]/[.H20]" office:value-type="percentage" office:value="0.289017341040462" calcext:value-type="percentage">
            <text:p>28.90%</text:p>
          </table:table-cell>
          <table:table-cell table:style-name="ce7" table:formula="of:=[.G20]/[.H20]" office:value-type="percentage" office:value="0.710982658959537" calcext:value-type="percentage">
            <text:p>71.10%</text:p>
          </table:table-cell>
          <table:table-cell table:style-name="ce7" table:formula="of:=[.F21]+[.G21]" office:value-type="percentage" office:value="1" calcext:value-type="percentage">
            <text:p>100.00%</text:p>
          </table:table-cell>
          <table:table-cell table:style-name="ce7" table:formula="of:=[.I20]/[.K20]" office:value-type="percentage" office:value="0.286357105871542" calcext:value-type="percentage">
            <text:p>28.64%</text:p>
          </table:table-cell>
          <table:table-cell table:style-name="ce7" table:formula="of:=[.J20]/[.K20]" office:value-type="percentage" office:value="0.713642894128458" calcext:value-type="percentage">
            <text:p>71.36%</text:p>
          </table:table-cell>
          <table:table-cell table:style-name="ce7" table:formula="of:=[.I21]+[.J21]" office:value-type="percentage" office:value="1" calcext:value-type="percentage">
            <text:p>100.00%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Bubblesort</text:p>
          </table:table-cell>
          <table:table-cell office:value-type="float" office:value="0.005279" calcext:value-type="float">
            <text:p>0.005279</text:p>
          </table:table-cell>
          <table:table-cell office:value-type="float" office:value="0.302504" calcext:value-type="float">
            <text:p>0.302504</text:p>
          </table:table-cell>
          <table:table-cell table:formula="of:=[.C22]+[.D22]" office:value-type="float" office:value="0.307783" calcext:value-type="float">
            <text:p>0.307783</text:p>
          </table:table-cell>
          <table:table-cell office:value-type="float" office:value="0.01984" calcext:value-type="float">
            <text:p>0.01984</text:p>
          </table:table-cell>
          <table:table-cell office:value-type="float" office:value="1.206996" calcext:value-type="float">
            <text:p>1.206996</text:p>
          </table:table-cell>
          <table:table-cell table:formula="of:=[.F22]+[.G22]" office:value-type="float" office:value="1.226836" calcext:value-type="float">
            <text:p>1.226836</text:p>
          </table:table-cell>
          <table:table-cell office:value-type="float" office:value="0.039092" calcext:value-type="float">
            <text:p>0.039092</text:p>
          </table:table-cell>
          <table:table-cell office:value-type="float" office:value="2.407322" calcext:value-type="float">
            <text:p>2.407322</text:p>
          </table:table-cell>
          <table:table-cell table:formula="of:=[.I22]+[.J22]" office:value-type="float" office:value="2.446414" calcext:value-type="float">
            <text:p>2.446414</text:p>
          </table:table-cell>
        </table:table-row>
        <table:table-row table:style-name="ro2">
          <table:covered-table-cell/>
          <table:covered-table-cell table:style-name="ce10"/>
          <table:table-cell table:style-name="ce7" table:formula="of:=[.C22]/[.E22]" office:value-type="percentage" office:value="0.0171516945380349" calcext:value-type="percentage">
            <text:p>1.72%</text:p>
          </table:table-cell>
          <table:table-cell table:style-name="ce7" table:formula="of:=[.D22]/[.E22]" office:value-type="percentage" office:value="0.982848305461965" calcext:value-type="percentage">
            <text:p>98.28%</text:p>
          </table:table-cell>
          <table:table-cell table:style-name="ce7" table:formula="of:=[.C23]+[.D23]" office:value-type="percentage" office:value="1" calcext:value-type="percentage">
            <text:p>100.00%</text:p>
          </table:table-cell>
          <table:table-cell table:style-name="ce7" table:formula="of:=[.F22]/[.H22]" office:value-type="percentage" office:value="0.0161716806484322" calcext:value-type="percentage">
            <text:p>1.62%</text:p>
          </table:table-cell>
          <table:table-cell table:style-name="ce7" table:formula="of:=[.G22]/[.H22]" office:value-type="percentage" office:value="0.983828319351568" calcext:value-type="percentage">
            <text:p>98.38%</text:p>
          </table:table-cell>
          <table:table-cell table:style-name="ce7" table:formula="of:=[.F23]+[.G23]" office:value-type="percentage" office:value="1" calcext:value-type="percentage">
            <text:p>100.00%</text:p>
          </table:table-cell>
          <table:table-cell table:style-name="ce7" table:formula="of:=[.I22]/[.K22]" office:value-type="percentage" office:value="0.0159793068548496" calcext:value-type="percentage">
            <text:p>1.60%</text:p>
          </table:table-cell>
          <table:table-cell table:style-name="ce7" table:formula="of:=[.J22]/[.K22]" office:value-type="percentage" office:value="0.98402069314515" calcext:value-type="percentage">
            <text:p>98.40%</text:p>
          </table:table-cell>
          <table:table-cell table:style-name="ce7" table:formula="of:=[.I23]+[.J23]" office:value-type="percentage" office:value="1" calcext:value-type="percentage">
            <text:p>100.00%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Quicksort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22688" calcext:value-type="float">
            <text:p>0.022688</text:p>
          </table:table-cell>
          <table:table-cell table:formula="of:=[.C24]+[.D24]" office:value-type="float" office:value="0.035138" calcext:value-type="float">
            <text:p>0.035138</text:p>
          </table:table-cell>
          <table:table-cell office:value-type="float" office:value="0.050333" calcext:value-type="float">
            <text:p>0.050333</text:p>
          </table:table-cell>
          <table:table-cell office:value-type="float" office:value="0.08931" calcext:value-type="float">
            <text:p>0.08931</text:p>
          </table:table-cell>
          <table:table-cell table:formula="of:=[.F24]+[.G24]" office:value-type="float" office:value="0.139643" calcext:value-type="float">
            <text:p>0.139643</text:p>
          </table:table-cell>
          <table:table-cell office:value-type="float" office:value="0.097206" calcext:value-type="float">
            <text:p>0.097206</text:p>
          </table:table-cell>
          <table:table-cell office:value-type="float" office:value="0.182271" calcext:value-type="float">
            <text:p>0.182271</text:p>
          </table:table-cell>
          <table:table-cell table:formula="of:=[.I24]+[.J24]" office:value-type="float" office:value="0.279477" calcext:value-type="float">
            <text:p>0.279477</text:p>
          </table:table-cell>
        </table:table-row>
        <table:table-row table:style-name="ro2">
          <table:covered-table-cell/>
          <table:covered-table-cell table:style-name="ce10"/>
          <table:table-cell table:style-name="ce7" table:formula="of:=[.C24]/[.E24]" office:value-type="percentage" office:value="0.354317263361603" calcext:value-type="percentage">
            <text:p>35.43%</text:p>
          </table:table-cell>
          <table:table-cell table:style-name="ce7" table:formula="of:=[.D24]/[.E24]" office:value-type="percentage" office:value="0.645682736638397" calcext:value-type="percentage">
            <text:p>64.57%</text:p>
          </table:table-cell>
          <table:table-cell table:style-name="ce7" table:formula="of:=[.C25]+[.D25]" office:value-type="percentage" office:value="1" calcext:value-type="percentage">
            <text:p>100.00%</text:p>
          </table:table-cell>
          <table:table-cell table:style-name="ce7" table:formula="of:=[.F24]/[.H24]" office:value-type="percentage" office:value="0.360440551978975" calcext:value-type="percentage">
            <text:p>36.04%</text:p>
          </table:table-cell>
          <table:table-cell table:style-name="ce7" table:formula="of:=[.G24]/[.H24]" office:value-type="percentage" office:value="0.639559448021025" calcext:value-type="percentage">
            <text:p>63.96%</text:p>
          </table:table-cell>
          <table:table-cell table:style-name="ce7" table:formula="of:=[.F25]+[.G25]" office:value-type="percentage" office:value="1" calcext:value-type="percentage">
            <text:p>100.00%</text:p>
          </table:table-cell>
          <table:table-cell table:style-name="ce7" table:formula="of:=[.I24]/[.K24]" office:value-type="percentage" office:value="0.347813952489829" calcext:value-type="percentage">
            <text:p>34.78%</text:p>
          </table:table-cell>
          <table:table-cell table:style-name="ce7" table:formula="of:=[.J24]/[.K24]" office:value-type="percentage" office:value="0.652186047510171" calcext:value-type="percentage">
            <text:p>65.22%</text:p>
          </table:table-cell>
          <table:table-cell table:style-name="ce7" table:formula="of:=[.I25]+[.J25]" office:value-type="percentage" office:value="1" calcext:value-type="percentage">
            <text:p>100.00%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Mergesort</text:p>
          </table:table-cell>
          <table:table-cell office:value-type="float" office:value="0.012906" calcext:value-type="float">
            <text:p>0.012906</text:p>
          </table:table-cell>
          <table:table-cell office:value-type="float" office:value="0.012428" calcext:value-type="float">
            <text:p>0.012428</text:p>
          </table:table-cell>
          <table:table-cell table:formula="of:=[.C26]+[.D26]" office:value-type="float" office:value="0.025334" calcext:value-type="float">
            <text:p>0.025334</text:p>
          </table:table-cell>
          <table:table-cell office:value-type="float" office:value="0.049283" calcext:value-type="float">
            <text:p>0.049283</text:p>
          </table:table-cell>
          <table:table-cell office:value-type="float" office:value="0.048857" calcext:value-type="float">
            <text:p>0.048857</text:p>
          </table:table-cell>
          <table:table-cell table:formula="of:=[.F26]+[.G26]" office:value-type="float" office:value="0.09814" calcext:value-type="float">
            <text:p>0.09814</text:p>
          </table:table-cell>
          <table:table-cell office:value-type="float" office:value="0.097688" calcext:value-type="float">
            <text:p>0.097688</text:p>
          </table:table-cell>
          <table:table-cell office:value-type="float" office:value="0.097834" calcext:value-type="float">
            <text:p>0.097834</text:p>
          </table:table-cell>
          <table:table-cell table:formula="of:=[.I26]+[.J26]" office:value-type="float" office:value="0.195522" calcext:value-type="float">
            <text:p>0.195522</text:p>
          </table:table-cell>
        </table:table-row>
        <table:table-row table:style-name="ro2">
          <table:covered-table-cell/>
          <table:covered-table-cell table:style-name="ce10"/>
          <table:table-cell table:style-name="ce7" table:formula="of:=[.C26]/[.E26]" office:value-type="percentage" office:value="0.509433962264151" calcext:value-type="percentage">
            <text:p>50.94%</text:p>
          </table:table-cell>
          <table:table-cell table:style-name="ce7" table:formula="of:=[.D26]/[.E26]" office:value-type="percentage" office:value="0.490566037735849" calcext:value-type="percentage">
            <text:p>49.06%</text:p>
          </table:table-cell>
          <table:table-cell table:style-name="ce7" table:formula="of:=[.C27]+[.D27]" office:value-type="percentage" office:value="1" calcext:value-type="percentage">
            <text:p>100.00%</text:p>
          </table:table-cell>
          <table:table-cell table:style-name="ce7" table:formula="of:=[.F26]/[.H26]" office:value-type="percentage" office:value="0.502170368860811" calcext:value-type="percentage">
            <text:p>50.22%</text:p>
          </table:table-cell>
          <table:table-cell table:style-name="ce7" table:formula="of:=[.G26]/[.H26]" office:value-type="percentage" office:value="0.497829631139189" calcext:value-type="percentage">
            <text:p>49.78%</text:p>
          </table:table-cell>
          <table:table-cell table:style-name="ce7" table:formula="of:=[.F27]+[.G27]" office:value-type="percentage" office:value="1" calcext:value-type="percentage">
            <text:p>100.00%</text:p>
          </table:table-cell>
          <table:table-cell table:style-name="ce7" table:formula="of:=[.I26]/[.K26]" office:value-type="percentage" office:value="0.499626640480355" calcext:value-type="percentage">
            <text:p>49.96%</text:p>
          </table:table-cell>
          <table:table-cell table:style-name="ce7" table:formula="of:=[.J26]/[.K26]" office:value-type="percentage" office:value="0.500373359519645" calcext:value-type="percentage">
            <text:p>50.04%</text:p>
          </table:table-cell>
          <table:table-cell table:style-name="ce7" table:formula="of:=[.I27]+[.J27]" office:value-type="percentage" office:value="1" calcext:value-type="percentage">
            <text:p>100.00%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Bubblesort</text:p>
          </table:table-cell>
          <table:table-cell office:value-type="float" office:value="0.012222" calcext:value-type="float">
            <text:p>0.012222</text:p>
          </table:table-cell>
          <table:table-cell office:value-type="float" office:value="0.296567" calcext:value-type="float">
            <text:p>0.296567</text:p>
          </table:table-cell>
          <table:table-cell table:formula="of:=[.C28]+[.D28]" office:value-type="float" office:value="0.308789" calcext:value-type="float">
            <text:p>0.308789</text:p>
          </table:table-cell>
          <table:table-cell office:value-type="float" office:value="0.049104" calcext:value-type="float">
            <text:p>0.049104</text:p>
          </table:table-cell>
          <table:table-cell office:value-type="float" office:value="1.201139" calcext:value-type="float">
            <text:p>1.201139</text:p>
          </table:table-cell>
          <table:table-cell table:formula="of:=[.F28]+[.G28]" office:value-type="float" office:value="1.250243" calcext:value-type="float">
            <text:p>1.250243</text:p>
          </table:table-cell>
          <table:table-cell office:value-type="float" office:value="0.097324" calcext:value-type="float">
            <text:p>0.097324</text:p>
          </table:table-cell>
          <table:table-cell office:value-type="float" office:value="2.401881" calcext:value-type="float">
            <text:p>2.401881</text:p>
          </table:table-cell>
          <table:table-cell table:formula="of:=[.I28]+[.J28]" office:value-type="float" office:value="2.499205" calcext:value-type="float">
            <text:p>2.499205</text:p>
          </table:table-cell>
        </table:table-row>
        <table:table-row table:style-name="ro2">
          <table:covered-table-cell/>
          <table:covered-table-cell table:style-name="ce10"/>
          <table:table-cell table:style-name="ce7" table:formula="of:=[.C28]/[.E28]" office:value-type="percentage" office:value="0.0395804254685238" calcext:value-type="percentage">
            <text:p>3.96%</text:p>
          </table:table-cell>
          <table:table-cell table:style-name="ce7" table:formula="of:=[.D28]/[.E28]" office:value-type="percentage" office:value="0.960419574531476" calcext:value-type="percentage">
            <text:p>96.04%</text:p>
          </table:table-cell>
          <table:table-cell table:style-name="ce7" table:formula="of:=[.C29]+[.D29]" office:value-type="percentage" office:value="1" calcext:value-type="percentage">
            <text:p>100.00%</text:p>
          </table:table-cell>
          <table:table-cell table:style-name="ce7" table:formula="of:=[.F28]/[.H28]" office:value-type="percentage" office:value="0.039275564830197" calcext:value-type="percentage">
            <text:p>3.93%</text:p>
          </table:table-cell>
          <table:table-cell table:style-name="ce7" table:formula="of:=[.G28]/[.H28]" office:value-type="percentage" office:value="0.960724435169803" calcext:value-type="percentage">
            <text:p>96.07%</text:p>
          </table:table-cell>
          <table:table-cell table:style-name="ce7" table:formula="of:=[.F29]+[.G29]" office:value-type="percentage" office:value="1" calcext:value-type="percentage">
            <text:p>100.00%</text:p>
          </table:table-cell>
          <table:table-cell table:style-name="ce7" table:formula="of:=[.I28]/[.K28]" office:value-type="percentage" office:value="0.0389419835507691" calcext:value-type="percentage">
            <text:p>3.89%</text:p>
          </table:table-cell>
          <table:table-cell table:style-name="ce7" table:formula="of:=[.J28]/[.K28]" office:value-type="percentage" office:value="0.961058016449231" calcext:value-type="percentage">
            <text:p>96.11%</text:p>
          </table:table-cell>
          <table:table-cell table:style-name="ce7" table:formula="of:=[.I29]+[.J29]" office:value-type="percentage" office:value="1" calcext:value-type="percentage">
            <text:p>10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00/00/00</text:date>, <text:time style:data-style-name="N2" text:time-value="14:09:54.694855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08:46:10.418626564</meta:creation-date>
    <meta:generator>LibreOffice/6.0.7.3$Linux_X86_64 LibreOffice_project/00m0$Build-3</meta:generator>
    <dc:date>2019-03-11T14:58:42.403604329</dc:date>
    <meta:editing-duration>PT2H55M28S</meta:editing-duration>
    <meta:editing-cycles>70</meta:editing-cycles>
    <meta:document-statistic meta:table-count="2" meta:cell-count="941" meta:object-count="0"/>
  </office:meta>
</office:document-meta>
</file>